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99" draw:opacity="50%" draw:textarea-horizontal-align="center" draw:textarea-vertical-align="middle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end="Arrow" draw:marker-end-width="0.2cm" draw:textarea-horizontal-align="center" draw:textarea-vertical-align="middle"/>
    </style:style>
    <style:style style:name="gr11" style:family="graphic" style:parent-style-name="standard">
      <style:graphic-properties draw:fill="solid" draw:fill-color="#ffffff" draw:textarea-horizontal-align="center" draw:textarea-vertical-align="middle"/>
    </style:style>
    <style:style style:name="gr12" style:family="graphic" style:parent-style-name="objectwithoutfill">
      <style:graphic-properties draw:marker-end="Arrow" draw:marker-end-width="0.2cm" draw:fill="solid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5" style:family="graphic" style:parent-style-name="standard">
      <style:graphic-properties draw:marker-start="Double_20_Arrow" draw:marker-start-width="0.2cm" draw:marker-end="" draw:marker-end-width="0.2cm" draw:textarea-horizontal-align="center" draw:textarea-vertical-align="middle"/>
    </style:style>
    <style:style style:name="gr16" style:family="graphic" style:parent-style-name="standard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cm" fo:min-width="39.5cm"/>
    </style:style>
    <style:style style:name="gr1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9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0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2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2" style:family="graphic" style:parent-style-name="standard">
      <style:graphic-properties draw:marker-start="Circle" draw:marker-start-width="0.2cm" draw:marker-end="" draw:marker-end-width="0.2cm" draw:textarea-horizontal-align="center" draw:textarea-vertical-align="middle"/>
    </style:style>
    <style:style style:name="gr23" style:family="graphic" style:parent-style-name="objectwithoutfill">
      <style:graphic-properties draw:stroke="dash" draw:stroke-dash="Fine_20_Dashed" svg:stroke-width="0.1cm" svg:stroke-color="#ff3333" draw:marker-start="Circle" draw:marker-start-width="0.45cm" draw:marker-end="Circle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 style:list-style-name="L1">
      <style:graphic-properties draw:fill-color="#ffff99" draw:textarea-horizontal-align="left" draw:textarea-vertical-align="top"/>
    </style:style>
    <style:style style:name="gr25" style:family="graphic" style:parent-style-name="standard">
      <style:graphic-properties draw:fill="solid" draw:fill-color="#cccccc" draw:opacity="100%" draw:textarea-horizontal-align="center" draw:textarea-vertical-align="middle" draw:shadow-opacity="100%"/>
    </style:style>
    <style:style style:name="gr26" style:family="graphic" style:parent-style-name="standard">
      <style:graphic-properties draw:textarea-vertical-align="middle" draw:auto-grow-height="false" fo:min-height="0.749cm" fo:min-width="0.499cm"/>
    </style:style>
    <style:style style:name="gr27" style:family="graphic" style:parent-style-name="standard" style:list-style-name="L1">
      <style:graphic-properties draw:fill="solid" draw:fill-color="#ffcc99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29" style:family="graphic" style:parent-style-name="standard" style:list-style-name="L1">
      <style:graphic-properties draw:fill="solid" draw:fill-color="#ffcc99" draw:textarea-horizontal-align="justify" draw:textarea-vertical-align="middle" draw:auto-grow-height="false"/>
    </style:style>
    <style:style style:name="gr30" style:family="graphic" style:parent-style-name="standard" style:list-style-name="L1">
      <style:graphic-properties draw:marker-start="Arrow" draw:marker-start-width="0.2cm" draw:marker-end="" draw:marker-end-width="0.2cm" draw:textarea-horizontal-align="center" draw:textarea-vertical-align="middle"/>
    </style:style>
    <style:style style:name="gr31" style:family="graphic" style:parent-style-name="standard">
      <style:graphic-properties draw:marker-start="" draw:marker-start-width="0.2cm" draw:marker-end="Double_20_Arrow" draw:marker-end-width="0.2cm" draw:textarea-horizontal-align="center" draw:textarea-vertical-align="middle"/>
    </style:style>
    <style:style style:name="gr32" style:family="graphic" style:parent-style-name="standard" style:list-style-name="L1">
      <style:graphic-properties draw:marker-start="Arrow" draw:marker-start-width="0.2cm" draw:marker-end="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text-align="center"/>
      <style:text-properties fo:font-size="8pt" style:font-size-asian="18pt" style:font-size-complex="18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paragraph-properties fo:text-align="center">
        <style:tab-stops/>
      </style:paragraph-properties>
      <style:text-properties fo:font-size="8pt" style:font-size-asian="18pt" style:font-size-complex="18pt"/>
    </style:style>
    <style:style style:name="P7" style:family="paragraph">
      <style:text-properties fo:font-size="8pt" style:font-size-asian="18pt" style:font-size-complex="18pt"/>
    </style:style>
    <style:style style:name="P8" style:family="paragraph">
      <style:paragraph-properties fo:text-align="center"/>
      <style:text-properties fo:font-size="24pt" style:font-size-asian="18pt" style:font-size-complex="1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8pt" style:font-size-asian="18pt" style:font-size-complex="18pt"/>
    </style:style>
    <style:style style:name="P11" style:family="paragraph">
      <style:paragraph-properties fo:text-align="center"/>
      <style:text-properties fo:font-size="8pt"/>
    </style:style>
    <style:style style:name="P12" style:family="paragraph">
      <style:paragraph-properties fo:text-align="center"/>
      <style:text-properties fo:font-size="12pt" fo:font-style="italic" fo:font-weight="bold" style:font-size-asian="18pt" style:font-size-complex="18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family="Arial" style:font-family-generic="roman" style:font-pitch="variable" fo:font-size="8pt" fo:language="zxx" fo:country="none" style:letter-kerning="true" style:font-size-asian="18pt" style:language-asian="zxx" style:country-asian="none" style:font-size-complex="18pt" style:language-complex="zxx" style:country-complex="none"/>
    </style:style>
    <style:style style:name="P15" style:family="paragraph">
      <style:paragraph-properties fo:text-align="center"/>
      <style:text-properties fo:font-family="Arial" style:font-family-generic="roman" style:font-pitch="variable" fo:font-size="8pt" fo:language="zxx" fo:country="none" style:letter-kerning="true" style:font-size-asian="18pt" style:language-asian="zxx" style:country-asian="none" style:font-size-complex="18pt" style:language-complex="zxx" style:country-complex="none"/>
    </style:style>
    <style:style style:name="P16" style:family="paragraph">
      <style:paragraph-properties fo:text-align="center">
        <style:tab-stops/>
      </style:paragraph-properties>
      <style:text-properties fo:font-family="Arial" style:font-family-generic="roman" style:font-pitch="variable" fo:font-size="8pt" fo:language="zxx" fo:country="none" style:letter-kerning="true" style:font-size-asian="18pt" style:language-asian="zxx" style:country-asian="none" style:font-size-complex="18pt" style:language-complex="zxx" style:country-complex="none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family="Arial" style:font-family-generic="roman" style:font-pitch="variable" fo:font-size="8pt" fo:language="zxx" fo:country="none" style:letter-kerning="true" style:font-size-asian="18pt" style:language-asian="zxx" style:country-asian="none" style:font-size-complex="18pt" style:language-complex="zxx" style:country-complex="none"/>
    </style:style>
    <style:style style:name="T6" style:family="text">
      <style:text-properties fo:font-size="12pt" fo:font-style="italic" fo:font-weight="bold" style:font-size-asian="18pt" style:font-size-complex="18pt"/>
    </style:style>
    <style:style style:name="T7" style:family="text">
      <style:text-properties fo:font-family="Arial" style:font-family-generic="roman" style:font-pitch="variable" fo:font-size="12pt" fo:language="zxx" fo:country="none" fo:font-weight="bold" style:letter-kerning="true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8" style:family="text">
      <style:text-properties fo:font-size="8pt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8pt" style:language-asian="zxx" style:country-asian="none" style:font-style-asian="normal" style:font-weight-asian="normal" style:font-family-complex="Tahoma" style:font-family-generic-complex="system" style:font-pitch-complex="variable" style:font-size-complex="8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font-family="Arial" style:font-family-generic="roman" style:font-pitch="variable" fo:font-size="8pt" fo:language="zxx" fo:country="none" style:letter-kerning="true" style:font-size-asian="8pt" style:language-asian="zxx" style:country-asian="none" style:font-size-complex="8pt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end (from 1.99.30)" draw:style-name="dp1" draw:master-page-name="Default">
        <draw:polygon draw:style-name="gr1" draw:text-style-name="P1" draw:layer="layout" svg:width="10.399cm" svg:height="2.599cm" svg:x="27.2cm" svg:y="14.8cm" svg:viewBox="0 0 10400 2600" draw:points="0,0 10400,0 10400,1600 3800,1600 3800,2600 0,2600">
          <text:p/>
        </draw:polygon>
        <draw:polygon draw:style-name="gr1" draw:text-style-name="P1" draw:layer="layout" svg:width="22.599cm" svg:height="4.599cm" svg:x="7.2cm" svg:y="10cm" svg:viewBox="0 0 22600 4600" draw:points="9200,0 22600,0 22600,4600 0,4600 0,1800 9200,1800">
          <text:p/>
        </draw:polygon>
        <draw:polygon draw:style-name="gr1" draw:text-style-name="P1" draw:layer="layout" svg:width="13.399cm" svg:height="7.199cm" svg:x="4.4cm" svg:y="7.4cm" svg:viewBox="0 0 13400 7200" draw:points="0,0 13400,0 13400,2200 2400,2200 2400,7200 0,7200">
          <text:p/>
        </draw:polygon>
        <draw:custom-shape draw:style-name="gr2" draw:text-style-name="P2" draw:layer="layout" svg:width="3cm" svg:height="1cm" svg:x="15.4cm" svg:y="21.7cm">
          <text:p text:style-name="P1"><text:span text:style-name="T1">T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5.8cm" svg:y="22.3cm">
          <text:p text:style-name="P1"><text:span text:style-name="T1">BiDir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6.2cm" svg:y="22.9cm">
          <text:p text:style-name="P1"><text:span text:style-name="T1">R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3" draw:text-style-name="P3" draw:layer="layout" svg:x1="16.2cm" svg:y1="24.8cm" svg:x2="19.2cm" svg:y2="24.8cm">
          <text:p text:style-name="P1"><text:span text:style-name="T2">65536</text:span><text:span text:style-name="T2"><text:line-break/></text:span><text:span text:style-name="T2">Bytes</text:span></text:p>
        </draw:line>
        <draw:path draw:style-name="gr4" draw:text-style-name="P1" draw:layer="layout" svg:width="3.299cm" svg:height="7.265cm" draw:transform="rotate (-1.57079632679579) translate (26.6656249999976cm 19.4999999999968cm)" svg:viewBox="0 0 3300 7266" svg:d="m0 1266c0-1800 3300-3000 3300 6000">
          <text:p/>
        </draw:path>
        <draw:line draw:style-name="gr5" draw:text-style-name="P1" draw:layer="layout" svg:x1="14.8cm" svg:y1="22.2cm" svg:x2="12.8cm" svg:y2="22.2cm">
          <text:p/>
        </draw:line>
        <draw:line draw:style-name="gr5" draw:text-style-name="P1" draw:layer="layout" svg:x1="15.2cm" svg:y1="22.8cm" svg:x2="13.2cm" svg:y2="22.8cm">
          <text:p/>
        </draw:line>
        <draw:custom-shape draw:style-name="gr6" draw:text-style-name="P1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4" draw:layer="layout" svg:width="2.6cm" svg:height="0.8cm" svg:x="18.3cm" svg:y="8.9cm">
          <text:p text:style-name="P1"><text:span text:style-name="T3">Only text terminals</text:span><text:span text:style-name="T3"><text:line-break/></text:span><text:span text:style-name="T3">will add an EOL</text:span></text:p>
          <draw:enhanced-geometry svg:viewBox="0 0 21600 21600" draw:text-areas="800 800 20800 20800" draw:type="round-rectangular-callout" draw:modifiers="2624.2214532872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4" draw:layer="layout" svg:width="3cm" svg:height="1cm" svg:x="3.508cm" svg:y="3cm">
          <text:p text:style-name="P1"><text:span text:style-name="T3">YAT.Gui.Forms.</text:span><text:span text:style-name="T3"><text:line-break/></text:span><text:span text:style-name="T3">Terminal</text:span></text:p>
        </draw:rect>
        <draw:line draw:style-name="gr9" draw:text-style-name="P1" draw:layer="layout" svg:x1="5cm" svg:y1="4cm" svg:x2="5cm" svg:y2="18.2cm">
          <text:p/>
        </draw:line>
        <draw:line draw:style-name="gr10" draw:text-style-name="P6" draw:layer="layout" svg:x1="2.6cm" svg:y1="5cm" svg:x2="4.8cm" svg:y2="5cm">
          <text:p text:style-name="P5"><text:span text:style-name="T3">Enter a</text:span><text:span text:style-name="T3"><text:line-break/></text:span><text:span text:style-name="T3">command</text:span></text:p>
        </draw:line>
        <draw:rect draw:style-name="gr11" draw:text-style-name="P1" draw:layer="layout" svg:width="0.4cm" svg:height="2.2cm" svg:x="4.8cm" svg:y="5cm">
          <text:p/>
        </draw:rect>
        <draw:rect draw:style-name="gr11" draw:text-style-name="P1" draw:layer="layout" svg:width="0.4cm" svg:height="1.6cm" svg:x="5cm" svg:y="5.4cm">
          <text:p/>
        </draw:rect>
        <draw:path draw:style-name="gr12" draw:text-style-name="P4" draw:layer="layout" svg:width="0.628cm" svg:height="0.381cm" draw:transform="skewX (0.73600534556587) rotate (1.15278997094204) translate (5.2cm 5.2cm)" svg:viewBox="0 0 629 382" svg:d="m0 0c1329 660 138 264 138 264">
          <text:p/>
        </draw:path>
        <draw:frame draw:style-name="gr13" draw:text-style-name="P7" draw:layer="layout" svg:width="3.313cm" svg:height="0.569cm" svg:x="5.108cm" svg:y="4.531cm">
          <draw:text-box>
            <text:p><text:span text:style-name="T3">Validate the command</text:span></text:p>
          </draw:text-box>
        </draw:frame>
        <draw:rect draw:style-name="gr8" draw:text-style-name="P4" draw:layer="layout" svg:width="3cm" svg:height="1cm" svg:x="7.5cm" svg:y="3cm">
          <text:p text:style-name="P1"><text:span text:style-name="T3">YAT.Model.</text:span><text:span text:style-name="T3"><text:line-break/></text:span><text:span text:style-name="T3">Terminal</text:span></text:p>
        </draw:rect>
        <draw:line draw:style-name="gr9" draw:text-style-name="P1" draw:layer="layout" svg:x1="9cm" svg:y1="4cm" svg:x2="9cm" svg:y2="18.2cm">
          <text:p/>
        </draw:line>
        <draw:custom-shape draw:style-name="gr14" draw:text-style-name="P4" draw:layer="layout" svg:width="2cm" svg:height="1cm" svg:x="2.6cm" svg:y="5.4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8" draw:text-style-name="P4" draw:layer="layout" svg:width="3cm" svg:height="1cm" svg:x="11.5cm" svg:y="3cm">
          <text:p text:style-name="P1"><text:span text:style-name="T3">YAT.Settings.</text:span><text:span text:style-name="T3"><text:line-break/></text:span><text:span text:style-name="T3">Terminal</text:span></text:p>
        </draw:rect>
        <draw:line draw:style-name="gr10" draw:text-style-name="P6" draw:layer="layout" svg:x1="5.4cm" svg:y1="5.6cm" svg:x2="20.8cm" svg:y2="5.6cm">
          <text:p text:style-name="P5"><text:span text:style-name="T3">Parse and thus validate the command</text:span><text:span text:style-name="T3"><text:line-break/></text:span><text:span text:style-name="T3"/></text:p>
        </draw:line>
        <draw:line draw:style-name="gr15" draw:text-style-name="P6" draw:layer="layout" svg:x1="5.4cm" svg:y1="6cm" svg:x2="20.8cm" svg:y2="6cm">
          <text:p/>
        </draw:line>
        <draw:rect draw:style-name="gr8" draw:text-style-name="P4" draw:layer="layout" svg:width="3cm" svg:height="1cm" svg:x="15.5cm" svg:y="3cm">
          <text:p text:style-name="P1"><text:span text:style-name="T3">YAT.Domain.</text:span><text:span text:style-name="T3"><text:line-break/></text:span><text:span text:style-name="T3">Terminal</text:span></text:p>
        </draw:rect>
        <draw:rect draw:style-name="gr11" draw:text-style-name="P1" draw:layer="layout" svg:width="0.4cm" svg:height="1.6cm" svg:x="8.8cm" svg:y="7.8cm">
          <text:p/>
        </draw:rect>
        <draw:line draw:style-name="gr9" draw:text-style-name="P1" draw:layer="layout" svg:x1="13cm" svg:y1="4cm" svg:x2="13cm" svg:y2="18.2cm">
          <text:p/>
        </draw:line>
        <draw:line draw:style-name="gr10" draw:text-style-name="P6" draw:layer="layout" svg:x1="5.4cm" svg:y1="6.4cm" svg:x2="12.8cm" svg:y2="6.4cm">
          <text:p text:style-name="P5"><text:span text:style-name="T3">Set command</text:span><text:span text:style-name="T3"><text:line-break/></text:span><text:span text:style-name="T3"/></text:p>
        </draw:line>
        <draw:line draw:style-name="gr15" draw:text-style-name="P6" draw:layer="layout" svg:x1="5.4cm" svg:y1="6.8cm" svg:x2="12.8cm" svg:y2="6.8cm">
          <text:p/>
        </draw:line>
        <draw:rect draw:style-name="gr11" draw:text-style-name="P1" draw:layer="layout" svg:width="0.4cm" svg:height="2cm" svg:x="4.8cm" svg:y="7.6cm">
          <text:p/>
        </draw:rect>
        <draw:line draw:style-name="gr10" draw:text-style-name="P6" draw:layer="layout" svg:x1="2.6cm" svg:y1="7.6cm" svg:x2="4.8cm" svg:y2="7.6cm">
          <text:p text:style-name="P5"><text:span text:style-name="T3">Send</text:span><text:span text:style-name="T3"><text:line-break/></text:span><text:span text:style-name="T3"/></text:p>
        </draw:line>
        <draw:custom-shape draw:style-name="gr6" draw:text-style-name="P1" draw:layer="layout" svg:width="1cm" svg:height="1cm" svg:x="1.5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4" draw:layer="layout" svg:width="2cm" svg:height="1cm" svg:x="13.4cm" svg:y="6.9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0" draw:text-style-name="P6" draw:layer="layout" svg:x1="5.2cm" svg:y1="7.8cm" svg:x2="8.8cm" svg:y2="7.8cm">
          <text:p text:style-name="P5"><text:span text:style-name="T3">Send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6.4cm">
          <text:p/>
        </draw:rect>
        <draw:line draw:style-name="gr10" draw:text-style-name="P6" draw:layer="layout" svg:x1="9.2cm" svg:y1="8cm" svg:x2="12.8cm" svg:y2="8cm">
          <text:p text:style-name="P5"><text:span text:style-name="T3">Get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8cm">
          <text:p/>
        </draw:rect>
        <draw:line draw:style-name="gr15" draw:text-style-name="P6" draw:layer="layout" svg:x1="17.2cm" svg:y1="11.8cm" svg:x2="20.8cm" svg:y2="11.8cm">
          <text:p/>
        </draw:line>
        <draw:rect draw:style-name="gr8" draw:text-style-name="P4" draw:layer="layout" svg:width="3cm" svg:height="1cm" svg:x="19.5cm" svg:y="3cm">
          <text:p text:style-name="P1"><text:span text:style-name="T3">YAT.Domain.</text:span><text:span text:style-name="T3"><text:line-break/></text:span><text:span text:style-name="T3">Parser</text:span></text:p>
        </draw:rect>
        <draw:line draw:style-name="gr16" draw:text-style-name="P1" draw:layer="layout" svg:x1="17cm" svg:y1="4cm" svg:x2="17cm" svg:y2="18.2cm">
          <text:p/>
        </draw:line>
        <draw:line draw:style-name="gr16" draw:text-style-name="P1" draw:layer="layout" svg:x1="21cm" svg:y1="4cm" svg:x2="21cm" svg:y2="18.2cm">
          <text:p/>
        </draw:line>
        <draw:rect draw:style-name="gr11" draw:text-style-name="P1" draw:layer="layout" svg:width="0.4cm" svg:height="0.4cm" svg:x="20.8cm" svg:y="5.6cm">
          <text:p/>
        </draw:rect>
        <draw:line draw:style-name="gr10" draw:text-style-name="P6" draw:layer="layout" svg:x1="9.2cm" svg:y1="8.8cm" svg:x2="16.8cm" svg:y2="8.8cm">
          <text:p text:style-name="P5"><text:span text:style-name="T3">Send text</text:span><text:span text:style-name="T3"><text:line-break/></text:span><text:span text:style-name="T3"/></text:p>
        </draw:line>
        <draw:rect draw:style-name="gr11" draw:text-style-name="P1" draw:layer="layout" svg:width="0.4cm" svg:height="4cm" svg:x="16.8cm" svg:y="10.4cm">
          <text:p/>
        </draw:rect>
        <draw:rect draw:style-name="gr11" draw:text-style-name="P1" draw:layer="layout" svg:width="0.4cm" svg:height="0.4cm" svg:x="20.8cm" svg:y="11.4cm">
          <text:p/>
        </draw:rect>
        <draw:line draw:style-name="gr10" draw:text-style-name="P6" draw:layer="layout" svg:x1="17.2cm" svg:y1="11.4cm" svg:x2="20.8cm" svg:y2="11.4cm">
          <text:p text:style-name="P5"><text:span text:style-name="T3">Parse and convert</text:span><text:span text:style-name="T3"><text:line-break/></text:span><text:span text:style-name="T3">into byte array</text:span></text:p>
        </draw:line>
        <draw:custom-shape draw:style-name="gr14" draw:text-style-name="P4" draw:layer="layout" svg:width="2.6cm" svg:height="1cm" svg:x="21.4cm" svg:y="10.8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1" draw:text-style-name="P1" draw:layer="layout" svg:width="0.4cm" svg:height="0.4cm" svg:x="17cm" svg:y="10.8cm">
          <text:p/>
        </draw:rect>
        <draw:path draw:style-name="gr12" draw:text-style-name="P4" draw:layer="layout" svg:width="0.628cm" svg:height="0.381cm" draw:transform="skewX (0.73600534556587) rotate (1.15278997094204) translate (17.2cm 10.6cm)" svg:viewBox="0 0 629 382" svg:d="m0 0c1329 660 138 264 138 264">
          <text:p/>
        </draw:path>
        <draw:frame draw:style-name="gr13" draw:text-style-name="P7" draw:layer="layout" svg:width="1.653cm" svg:height="0.569cm" svg:x="17.4cm" svg:y="9.931cm">
          <draw:text-box>
            <text:p><text:span text:style-name="T3">Add EOL</text:span></text:p>
          </draw:text-box>
        </draw:frame>
        <draw:custom-shape draw:style-name="gr14" draw:text-style-name="P4" draw:layer="layout" svg:width="2.6cm" svg:height="1cm" svg:x="19cm" svg:y="9.9cm">
          <text:p text:style-name="P1"><text:span text:style-name="T3">"ABC&lt;CR&gt;&lt;LF&gt;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7" draw:text-style-name="P8" draw:layer="layout" svg:width="40cm" svg:height="1.2cm" svg:x="1cm" svg:y="1cm">
          <draw:text-box>
            <text:p text:style-name="P1"><text:span text:style-name="T4">YAT :: Implementation :: Send</text:span></text:p>
          </draw:text-box>
        </draw:frame>
        <draw:frame draw:style-name="gr13" draw:text-style-name="P7" draw:layer="layout" svg:width="17.164cm" svg:height="0.569cm" svg:x="1cm" svg:y="28.131cm">
          <draw:text-box>
            <text:p><text:span text:style-name="T3">2013-02-11 / Matthias Kläy / Based on "XTerm232 - 1.0 - Design.vsd" and event handling and threading brainstorming on 2012-09-27</text:span></text:p>
          </draw:text-box>
        </draw:frame>
        <draw:custom-shape draw:style-name="gr2" draw:text-style-name="P2" draw:layer="layout" svg:width="4cm" svg:height="1cm" svg:x="18cm" svg:y="19cm">
          <text:p text:style-name="P1"><text:span text:style-name="T1">Par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12cm" svg:y="19cm">
          <text:p text:style-name="P1"><text:span text:style-name="T1">Termi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6cm" svg:y="19cm">
          <text:p text:style-name="P1"><text:span text:style-name="T1">U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9cm" svg:y="19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15cm" svg:y="19cm">
          <text:p text:style-name="P1"><text:span text:style-name="T5">"ABC&lt;CR&gt;&lt;LF&gt;"</text:span><text:span text:style-name="T5"><text:line-break/></text:span><text:span text:style-name="T5">text : str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21cm" svg:y="19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3" draw:text-style-name="P10" draw:layer="layout" svg:width="3.22cm" svg:height="0.569cm" svg:x="39.045cm" svg:y="28.131cm">
          <draw:text-box>
            <text:p text:style-name="P9"><text:span text:style-name="T3">Page </text:span><text:span text:style-name="T3"><text:page-number>&lt;Nummer&gt;</text:page-number></text:span><text:span text:style-name="T3"> of </text:span><text:span text:style-name="T3"><text:page-count>5</text:page-count></text:span></text:p>
          </draw:text-box>
        </draw:frame>
        <draw:custom-shape draw:style-name="gr2" draw:text-style-name="P2" draw:layer="layout" svg:width="4cm" svg:height="1cm" svg:x="27cm" svg:y="19cm">
          <text:p text:style-name="P1"><text:span text:style-name="T1">Send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30cm" svg:y="19cm">
          <text:p text:style-name="P1"><text:span text:style-name="T1">Wri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5" draw:text-style-name="P6" draw:layer="layout" svg:x1="9.2cm" svg:y1="8.4cm" svg:x2="12.8cm" svg:y2="8.4cm">
          <text:p/>
        </draw:line>
        <draw:rect draw:style-name="gr8" draw:text-style-name="P4" draw:layer="layout" svg:width="3cm" svg:height="1cm" svg:x="23.5cm" svg:y="3cm">
          <text:p text:style-name="P1"><text:span text:style-name="T3">YAT.Domain.</text:span><text:span text:style-name="T3"><text:line-break/></text:span><text:span text:style-name="T3">RawTerminal</text:span></text:p>
        </draw:rect>
        <draw:line draw:style-name="gr16" draw:text-style-name="P1" draw:layer="layout" svg:x1="36cm" svg:y1="4cm" svg:x2="36cm" svg:y2="18.2cm">
          <text:p/>
        </draw:line>
        <draw:line draw:style-name="gr16" draw:text-style-name="P1" draw:layer="layout" svg:x1="25cm" svg:y1="4cm" svg:x2="25cm" svg:y2="18.2cm">
          <text:p/>
        </draw:line>
        <draw:rect draw:style-name="gr11" draw:text-style-name="P1" draw:layer="layout" svg:width="0.4cm" svg:height="2cm" svg:x="24.8cm" svg:y="12.2cm">
          <text:p/>
        </draw:rect>
        <draw:line draw:style-name="gr10" draw:text-style-name="P6" draw:layer="layout" svg:x1="17.2cm" svg:y1="12.2cm" svg:x2="24.8cm" svg:y2="12.2cm">
          <text:p text:style-name="P5"><text:span text:style-name="T3">Send byte array</text:span><text:span text:style-name="T3"><text:line-break/></text:span><text:span text:style-name="T3"/></text:p>
        </draw:line>
        <draw:line draw:style-name="gr15" draw:text-style-name="P6" draw:layer="layout" svg:x1="25.2cm" svg:y1="14cm" svg:x2="28.8cm" svg:y2="14cm">
          <text:p/>
        </draw:line>
        <draw:rect draw:style-name="gr8" draw:text-style-name="P4" draw:layer="layout" svg:width="3cm" svg:height="1cm" svg:x="27.5cm" svg:y="3cm">
          <text:p text:style-name="P1"><text:span text:style-name="T3">MKY.IO.Serial.</text:span><text:span text:style-name="T3"><text:line-break/></text:span><text:span text:style-name="T3">SerialPort</text:span></text:p>
        </draw:rect>
        <draw:line draw:style-name="gr16" draw:text-style-name="P1" draw:layer="layout" svg:x1="29cm" svg:y1="4cm" svg:x2="29cm" svg:y2="18.2cm">
          <text:p/>
        </draw:line>
        <draw:line draw:style-name="gr10" draw:text-style-name="P6" draw:layer="layout" svg:x1="25.2cm" svg:y1="13.6cm" svg:x2="28.8cm" svg:y2="13.6cm">
          <text:p text:style-name="P5"><text:span text:style-name="T3">Send</text:span><text:span text:style-name="T3"><text:line-break/></text:span><text:span text:style-name="T3"/></text:p>
        </draw:line>
        <draw:rect draw:style-name="gr11" draw:text-style-name="P1" draw:layer="layout" svg:width="0.4cm" svg:height="0.4cm" svg:x="28.8cm" svg:y="13.6cm">
          <text:p/>
        </draw:rect>
        <draw:rect draw:style-name="gr8" draw:text-style-name="P4" draw:layer="layout" svg:width="3cm" svg:height="1cm" svg:x="31.5cm" svg:y="3cm">
          <text:p text:style-name="P1"><text:span text:style-name="T3">System.IO.Ports.</text:span><text:span text:style-name="T3"><text:line-break/></text:span><text:span text:style-name="T3">SerialPort</text:span></text:p>
        </draw:rect>
        <draw:rect draw:style-name="gr8" draw:text-style-name="P4" draw:layer="layout" svg:width="1.6cm" svg:height="1cm" svg:x="35.2cm" svg:y="3cm">
          <text:p text:style-name="P1"><text:span text:style-name="T3">Win32</text:span></text:p>
        </draw:rect>
        <draw:custom-shape draw:style-name="gr7" draw:text-style-name="P4" draw:layer="layout" svg:width="3.2cm" svg:height="0.8cm" svg:x="33.2cm" svg:y="1.8cm">
          <text:p text:style-name="P1"><text:span text:style-name="T3">Extended by</text:span><text:span text:style-name="T3"><text:line-break/></text:span><text:span text:style-name="T3">MKY.IO.Ports.SerialPort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4" draw:layer="layout" svg:width="1.6cm" svg:height="1cm" svg:x="37.2cm" svg:y="3cm">
          <text:p text:style-name="P1"><text:span text:style-name="T3">UART</text:span></text:p>
        </draw:rect>
        <draw:rect draw:style-name="gr8" draw:text-style-name="P4" draw:layer="layout" svg:width="1.6cm" svg:height="1cm" svg:x="39.2cm" svg:y="3cm">
          <text:p text:style-name="P1"><text:span text:style-name="T3">Device</text:span></text:p>
        </draw:rect>
        <draw:line draw:style-name="gr16" draw:text-style-name="P1" draw:layer="layout" svg:x1="38cm" svg:y1="4cm" svg:x2="38cm" svg:y2="18.2cm">
          <text:p/>
        </draw:line>
        <draw:line draw:style-name="gr16" draw:text-style-name="P1" draw:layer="layout" svg:x1="40cm" svg:y1="4cm" svg:x2="40cm" svg:y2="18.2cm">
          <text:p/>
        </draw:line>
        <draw:line draw:style-name="gr16" draw:text-style-name="P1" draw:layer="layout" svg:x1="33cm" svg:y1="4cm" svg:x2="33cm" svg:y2="18.2cm">
          <text:p/>
        </draw:line>
        <draw:rect draw:style-name="gr11" draw:text-style-name="P1" draw:layer="layout" svg:width="0.4cm" svg:height="0.4cm" svg:x="32.8cm" svg:y="15.4cm">
          <text:p/>
        </draw:rect>
        <draw:line draw:style-name="gr10" draw:text-style-name="P6" draw:layer="layout" svg:x1="29.2cm" svg:y1="15.4cm" svg:x2="32.8cm" svg:y2="15.4cm">
          <text:p text:style-name="P5"><text:span text:style-name="T3">Write</text:span><text:span text:style-name="T3"><text:line-break/></text:span><text:span text:style-name="T3"/></text:p>
        </draw:line>
        <draw:rect draw:style-name="gr11" draw:text-style-name="P1" draw:layer="layout" svg:width="0.4cm" svg:height="0.4cm" svg:x="35.8cm" svg:y="15.6cm">
          <text:p/>
        </draw:rect>
        <draw:line draw:style-name="gr10" draw:text-style-name="P6" draw:layer="layout" svg:x1="33.2cm" svg:y1="15.6cm" svg:x2="35.8cm" svg:y2="15.6cm">
          <text:p text:style-name="P5"><text:span text:style-name="T3">Write</text:span><text:span text:style-name="T3"><text:line-break/></text:span><text:span text:style-name="T3"/></text:p>
        </draw:line>
        <draw:path draw:style-name="gr12" draw:text-style-name="P4" draw:layer="layout" svg:width="0.747cm" svg:height="0.342cm" draw:transform="skewX (1.02660266602287) rotate (1.29887402933394) translate (29.2cm 13.783cm)" svg:viewBox="0 0 748 343" svg:d="m0 0c1553 545 207 278 207 278">
          <text:p/>
        </draw:path>
        <draw:frame draw:style-name="gr13" draw:text-style-name="P4" draw:layer="layout" svg:width="1.632cm" svg:height="0.887cm" svg:x="29.468cm" svg:y="13.013cm">
          <draw:text-box>
            <text:p text:style-name="P1"><text:span text:style-name="T3">Enqueue</text:span><text:span text:style-name="T3"><text:line-break/></text:span><text:span text:style-name="T3">Asynch</text:span></text:p>
          </draw:text-box>
        </draw:frame>
        <draw:custom-shape draw:style-name="gr18" draw:text-style-name="P4" draw:layer="layout" svg:width="0.8cm" svg:height="0.4cm" svg:x="36.6cm" svg:y="17.2cm">
          <text:p/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9" draw:text-style-name="P11" draw:layer="layout" svg:width="0.4cm" svg:height="0.8cm" svg:x="29.2cm" svg:y="14.2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1" draw:text-style-name="P1" draw:layer="layout" svg:width="0.4cm" svg:height="0.6cm" svg:x="28.8cm" svg:y="15.2cm">
          <text:p/>
        </draw:rect>
        <draw:line draw:style-name="gr10" draw:text-style-name="P6" draw:layer="layout" svg:x1="36.2cm" svg:y1="17.4cm" svg:x2="36.7cm" svg:y2="17.4cm">
          <text:p text:style-name="P5"><text:span text:style-name="T3"><text:line-break/></text:span><text:span text:style-name="T3"/></text:p>
        </draw:line>
        <draw:rect draw:style-name="gr11" draw:text-style-name="P1" draw:layer="layout" svg:width="0.4cm" svg:height="0.4cm" svg:x="37.8cm" svg:y="17.4cm">
          <text:p/>
        </draw:rect>
        <draw:line draw:style-name="gr10" draw:text-style-name="P6" draw:layer="layout" svg:x1="37.3cm" svg:y1="17.4cm" svg:x2="37.8cm" svg:y2="17.4cm">
          <text:p text:style-name="P5"><text:span text:style-name="T3"><text:line-break/></text:span><text:span text:style-name="T3"/></text:p>
        </draw:line>
        <draw:rect draw:style-name="gr11" draw:text-style-name="P1" draw:layer="layout" svg:width="0.4cm" svg:height="0.4cm" svg:x="39.8cm" svg:y="17.6cm">
          <text:p/>
        </draw:rect>
        <draw:line draw:style-name="gr10" draw:text-style-name="P6" draw:layer="layout" svg:x1="38.2cm" svg:y1="17.6cm" svg:x2="39.8cm" svg:y2="17.6cm">
          <text:p text:style-name="P5"><text:span text:style-name="T3"><text:line-break/></text:span><text:span text:style-name="T3"/></text:p>
        </draw:line>
        <draw:line draw:style-name="gr20" draw:text-style-name="P4" draw:layer="layout" svg:x1="36.6cm" svg:y1="18cm" svg:x2="37.4cm" svg:y2="18cm">
          <text:p text:style-name="P1"><text:span text:style-name="T3">16</text:span><text:span text:style-name="T3"><text:line-break/></text:span><text:span text:style-name="T3">Bytes</text:span></text:p>
        </draw:line>
        <draw:custom-shape draw:style-name="gr7" draw:text-style-name="P4" draw:layer="layout" svg:width="3.2cm" svg:height="1.2cm" svg:x="30.6cm" svg:y="11.9cm">
          <text:p text:style-name="P1"><text:span text:style-name="T3">Asych to allow handling</text:span><text:span text:style-name="T3"><text:line-break/></text:span><text:span text:style-name="T3">of manual flow control</text:span><text:span text:style-name="T3"><text:line-break/></text:span><text:span text:style-name="T3">and break conditions</text:span></text:p>
          <draw:enhanced-geometry svg:viewBox="0 0 21600 21600" draw:mirror-horizontal="false" draw:mirror-vertical="false" draw:text-areas="800 800 20800 20800" draw:type="round-rectangular-callout" draw:modifiers="1471.04029990628 30268.7760199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" draw:layer="layout" svg:width="0.4cm" svg:height="0.4cm" svg:x="35.8cm" svg:y="17.2cm">
          <text:p/>
        </draw:rect>
        <draw:path draw:style-name="gr12" draw:text-style-name="P4" draw:layer="layout" svg:width="0.747cm" svg:height="0.342cm" draw:transform="skewX (1.02660266602287) rotate (1.29887402933394) translate (36.2cm 15.77cm)" svg:viewBox="0 0 748 343" svg:d="m0 0c1553 545 207 278 207 278">
          <text:p/>
        </draw:path>
        <draw:custom-shape draw:style-name="gr19" draw:text-style-name="P11" draw:layer="layout" svg:width="0.4cm" svg:height="0.8cm" svg:x="36.2cm" svg:y="16.187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0" draw:text-style-name="P4" draw:layer="layout" svg:x1="37cm" svg:y1="17cm" svg:x2="37cm" svg:y2="16.2cm">
          <text:p text:style-name="P1"><text:span text:style-name="T3">2048</text:span><text:span text:style-name="T3"><text:line-break/></text:span><text:span text:style-name="T3">Bytes</text:span></text:p>
        </draw:line>
        <draw:line draw:style-name="gr15" draw:text-style-name="P6" draw:layer="layout" svg:x1="17.2cm" svg:y1="14.2cm" svg:x2="24.8cm" svg:y2="14.2cm">
          <text:p/>
        </draw:line>
        <draw:line draw:style-name="gr15" draw:text-style-name="P6" draw:layer="layout" svg:x1="17cm" svg:y1="13.2cm" svg:x2="9.2cm" svg:y2="13.2cm">
          <text:p/>
        </draw:line>
        <draw:line draw:style-name="gr15" draw:text-style-name="P6" draw:layer="layout" svg:x1="8.8cm" svg:y1="13cm" svg:x2="5.2cm" svg:y2="13cm">
          <text:p/>
        </draw:line>
        <draw:line draw:style-name="gr15" draw:text-style-name="P6" draw:layer="layout" svg:x1="9.2cm" svg:y1="8.4cm" svg:x2="12.8cm" svg:y2="8.4cm">
          <text:p/>
        </draw:line>
        <draw:path draw:style-name="gr4" draw:text-style-name="P1" draw:layer="layout" svg:width="2.699cm" svg:height="7.367cm" draw:transform="rotate (-1.57079632679579) translate (26.3679972627685cm 19.4999999999976cm)" svg:viewBox="0 0 2700 7368" svg:d="m0 968c0-1400 2700-2600 2700 6400">
          <text:p/>
        </draw:path>
        <draw:custom-shape draw:style-name="gr21" draw:text-style-name="P12" draw:layer="layout" svg:width="3cm" svg:height="1cm" svg:x="11.5cm" svg:y="9.4cm">
          <text:p text:style-name="P1"><text:span text:style-name="T6">UI/Main</text:span></text:p>
          <text:p text:style-name="P1"><text:span text:style-name="T6">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2" draw:text-style-name="P6" draw:layer="layout" svg:x1="9.2cm" svg:y1="12.6cm" svg:x2="17cm" svg:y2="12.6cm">
          <text:p text:style-name="P5"><text:span text:style-name="T3">RawDataSent event</text:span><text:span text:style-name="T3"><text:line-break/></text:span><text:span text:style-name="T3"/></text:p>
        </draw:line>
        <draw:line draw:style-name="gr22" draw:text-style-name="P6" draw:layer="layout" svg:x1="5.2cm" svg:y1="12.8cm" svg:x2="8.8cm" svg:y2="12.8cm">
          <text:p text:style-name="P5"><text:span text:style-name="T3">RawDataSend event</text:span><text:span text:style-name="T3"><text:line-break/></text:span><text:span text:style-name="T3"/></text:p>
        </draw:line>
        <draw:line draw:style-name="gr22" draw:text-style-name="P6" draw:layer="layout" svg:x1="28.1cm" svg:y1="15.6cm" svg:x2="28.8cm" svg:y2="15.6cm">
          <text:p text:style-name="P5"><text:span text:style-name="T3">DataSent event</text:span><text:span text:style-name="T3"><text:line-break/></text:span><text:span text:style-name="T3"/></text:p>
        </draw:line>
        <draw:rect draw:style-name="gr11" draw:text-style-name="P1" draw:layer="layout" svg:width="0.4cm" svg:height="0.4cm" svg:x="16.8cm" svg:y="8.8cm">
          <text:p/>
        </draw:rect>
        <draw:path draw:style-name="gr12" draw:text-style-name="P4" draw:layer="layout" svg:width="0.747cm" svg:height="0.342cm" draw:transform="skewX (1.02660266602287) rotate (1.29887402933394) translate (17.2cm 8.98299999999999cm)" svg:viewBox="0 0 748 343" svg:d="m0 0c1553 545 207 278 207 278">
          <text:p/>
        </draw:path>
        <draw:frame draw:style-name="gr13" draw:text-style-name="P4" draw:layer="layout" svg:width="1.632cm" svg:height="0.887cm" svg:x="17.368cm" svg:y="8.013cm">
          <draw:text-box>
            <text:p text:style-name="P1"><text:span text:style-name="T3">Enqueue</text:span><text:span text:style-name="T3"><text:line-break/></text:span><text:span text:style-name="T3">Asynch</text:span></text:p>
          </draw:text-box>
        </draw:frame>
        <draw:custom-shape draw:style-name="gr19" draw:text-style-name="P11" draw:layer="layout" svg:width="0.4cm" svg:height="0.8cm" svg:x="17.2cm" svg:y="9.4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5" draw:text-style-name="P6" draw:layer="layout" svg:x1="9.2cm" svg:y1="9.2cm" svg:x2="16.8cm" svg:y2="9.2cm">
          <text:p/>
        </draw:line>
        <draw:line draw:style-name="gr15" draw:text-style-name="P6" draw:layer="layout" svg:x1="5.2cm" svg:y1="9.4cm" svg:x2="8.8cm" svg:y2="9.4cm">
          <text:p/>
        </draw:line>
        <draw:custom-shape draw:style-name="gr7" draw:text-style-name="P4" draw:layer="layout" svg:width="4cm" svg:height="1.4cm" svg:x="17.9cm" svg:y="6.4cm">
          <text:p text:style-name="P1"><text:span text:style-name="T3">The UI Thread is a singleton,</text:span><text:span text:style-name="T3"><text:line-break/></text:span><text:span text:style-name="T3">thus, synchronization right</text:span><text:span text:style-name="T3"><text:line-break/></text:span><text:span text:style-name="T3">here will ensure a proper</text:span><text:span text:style-name="T3"><text:line-break/></text:span><text:span text:style-name="T3">sequence of the commands</text:span></text:p>
          <draw:enhanced-geometry svg:viewBox="0 0 21600 21600" draw:text-areas="800 800 20800 20800" draw:type="round-rectangular-callout" draw:modifiers="2245.83854036491 26009.4218415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" draw:layer="layout" svg:width="0.4cm" svg:height="1cm" svg:x="17cm" svg:y="12.4cm">
          <text:p/>
        </draw:rect>
        <draw:custom-shape draw:style-name="gr21" draw:text-style-name="P12" draw:layer="layout" svg:width="3cm" svg:height="1cm" svg:x="13.6cm" svg:y="11.1cm">
          <text:p text:style-name="P1"><text:span text:style-name="T6">Send</text:span><text:span text:style-name="T6"><text:line-break/></text:span><text:span text:style-name="T6">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rect draw:style-name="gr11" draw:text-style-name="P1" draw:layer="layout" svg:width="0.4cm" svg:height="0.6cm" svg:x="8.8cm" svg:y="12.6cm">
          <text:p/>
        </draw:rect>
        <draw:rect draw:style-name="gr11" draw:text-style-name="P1" draw:layer="layout" svg:width="0.4cm" svg:height="0.2cm" svg:x="4.8cm" svg:y="12.8cm">
          <text:p/>
        </draw:rect>
        <draw:line draw:style-name="gr15" draw:text-style-name="P6" draw:layer="layout" svg:x1="24.8cm" svg:y1="13.4cm" svg:x2="17.4cm" svg:y2="13.4cm">
          <text:p/>
        </draw:line>
        <draw:custom-shape draw:style-name="gr21" draw:text-style-name="P12" draw:layer="layout" svg:width="3cm" svg:height="1cm" svg:x="29.4cm" svg:y="15.8cm">
          <text:p text:style-name="P1"><text:span text:style-name="T6">I/O</text:span><text:span text:style-name="T6"><text:line-break/></text:span><text:span text:style-name="T6">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4" draw:layer="layout" svg:width="3.2cm" svg:height="0.8cm" svg:x="29.2cm" svg:y="1.8cm">
          <text:p text:style-name="P1"><text:span text:style-name="T3">Same applies to all</text:span><text:span text:style-name="T3"><text:line-break/></text:span><text:span text:style-name="T3">other I/O providers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23" draw:text-style-name="P1" draw:layer="layout" svg:width="0.993cm" svg:height="7.399cm" svg:x="24.9cm" svg:y="12.3cm" svg:viewBox="0 0 994 7400" svg:d="m0 0c1500 1800 1012 6000 412 7400">
          <text:p/>
        </draw:path>
        <draw:rect draw:style-name="gr24" draw:text-style-name="P14" draw:layer="layout" svg:width="10.8cm" svg:height="4.9cm" svg:x="27cm" svg:y="22.6cm">
          <text:p text:style-name="P13"><text:span text:style-name="T7">Design criteria</text:span></text:p>
          <text:p text:style-name="P13"><text:span text:style-name="T5">Prio 1: Provide functionality as required by YAT, three aspects</text:span></text:p>
          <text:p text:style-name="P13"><text:span text:style-name="T5"><text:s text:c="12"/></text:span><text:span text:style-name="T5">&gt; Tx sequence</text:span></text:p>
          <text:p text:style-name="P13"><text:span text:style-name="T5"><text:s text:c="12"/></text:span><text:span text:style-name="T5">&gt; Rx sequence</text:span></text:p>
          <text:p text:style-name="P13"><text:span text:style-name="T5"><text:s text:c="12"/></text:span><text:span text:style-name="T5">&gt; Tx/Rx sequence</text:span></text:p>
          <text:p text:style-name="P13"><text:span text:style-name="T5">Prio 1: Ensure that there are neither dead-locks nor race-conditions</text:span></text:p>
          <text:p text:style-name="P13"><text:span text:style-name="T5">Prio 1: Ensure performance</text:span></text:p>
          <text:p text:style-name="P13"><text:span text:style-name="T5"><text:s text:c="12"/></text:span><text:span text:style-name="T5">&gt; No loss of data</text:span></text:p>
          <text:p text:style-name="P13"><text:span text:style-name="T5"><text:s text:c="12"/></text:span><text:span text:style-name="T5">&gt; Responsivness of the user interface</text:span></text:p>
          <text:p text:style-name="P13"><text:span text:style-name="T5">Prio 2: Use of data-full events</text:span></text:p>
          <text:p text:style-name="P13"><text:span text:style-name="T5"><text:s text:c="12"/></text:span><text:span text:style-name="T5">&gt; Easier to use</text:span></text:p>
          <text:p text:style-name="P13"><text:span text:style-name="T5"><text:s text:c="12"/></text:span><text:span text:style-name="T5">&gt; Ensures that there can be multiple recipients per event</text:span></text:p>
          <text:p text:style-name="P13"><text:span text:style-name="T5">Prio 3: Ensure highest performance possible</text:span></text:p>
          <text:p text:style-name="P13"><text:span text:style-name="T5"><text:s text:c="12"/></text:span><text:span text:style-name="T5">&gt; Use a separate threads can improve performance on multi-core systems</text:span></text:p>
        </draw:rect>
        <draw:custom-shape draw:style-name="gr7" draw:text-style-name="P4" draw:layer="layout" svg:width="5.2cm" svg:height="2.6cm" svg:x="32.3cm" svg:y="8.6cm">
          <text:p text:style-name="P1"><text:span text:style-name="T3">Disadvantage:</text:span></text:p>
          <text:p text:style-name="P1"><text:span text:style-name="T3">Asychronicity has to be Implemented</text:span></text:p>
          <text:p text:style-name="P1"><text:span text:style-name="T3">for each I/O provider</text:span></text:p>
          <text:p text:style-name="P1"><text:span text:style-name="T3"/></text:p>
          <text:p text:style-name="P1"><text:span text:style-name="T3">Advantage:</text:span></text:p>
          <text:p text:style-name="P1"><text:span text:style-name="T3">User of I/O provider doesn't have to</text:span></text:p>
          <text:p text:style-name="P1"><text:span text:style-name="T3">care about asynchronicity</text:span></text:p>
          <draw:enhanced-geometry svg:viewBox="0 0 21600 21600" draw:mirror-horizontal="false" draw:mirror-vertical="false" draw:text-areas="800 800 20800 20800" draw:type="round-rectangular-callout" draw:modifiers="2894.6741011344 25478.2006920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3.2cm" svg:height="1.2cm" svg:x="26.6cm" svg:y="17.2cm">
          <text:p text:style-name="P1"><text:span text:style-name="T3">DataSent event is</text:span><text:span text:style-name="T3"><text:line-break/></text:span><text:span text:style-name="T3">not used by YAT</text:span></text:p>
          <draw:enhanced-geometry svg:viewBox="0 0 21600 21600" draw:mirror-horizontal="false" draw:mirror-vertical="false" draw:text-areas="800 800 20800 20800" draw:type="round-rectangular-callout" draw:modifiers="13495.7825679475 -21510.0749375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3.7cm" svg:height="1.2cm" svg:x="25.1cm" svg:y="10.6cm">
          <text:p text:style-name="P1"><text:span text:style-name="T3">Enqueue and signal the</text:span></text:p>
          <text:p text:style-name="P1"><text:span text:style-name="T3">send operation BEFORE</text:span></text:p>
          <text:p text:style-name="P1"><text:span text:style-name="T3">actually sending the data</text:span></text:p>
          <draw:enhanced-geometry svg:viewBox="0 0 21600 21600" draw:mirror-horizontal="false" draw:mirror-vertical="false" draw:text-areas="800 800 20800 20800" draw:type="round-rectangular-callout" draw:modifiers="1272.30478249122 30250.79100749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2" draw:text-style-name="P6" draw:layer="layout" svg:x1="17.3cm" svg:y1="12.4cm" svg:x2="24.8cm" svg:y2="12.4cm">
          <text:p text:style-name="P5"><text:span text:style-name="T3">RawDataSent event</text:span><text:span text:style-name="T3"><text:line-break/></text:span><text:span text:style-name="T3"/></text:p>
        </draw:line>
      </draw:page>
      <draw:page draw:name="Send (until 1.99.28)" draw:style-name="dp1" draw:master-page-name="Default">
        <draw:polygon draw:style-name="gr1" draw:text-style-name="P1" draw:layer="layout" svg:width="25.599cm" svg:height="6.199cm" svg:x="4.4cm" svg:y="7.4cm" svg:viewBox="0 0 25600 6200" draw:points="0,0 25600,0 25600,4400 21400,4400 19600,6200 0,6200">
          <text:p/>
        </draw:polygon>
        <draw:custom-shape draw:style-name="gr2" draw:text-style-name="P2" draw:layer="layout" svg:width="3cm" svg:height="1cm" svg:x="15.4cm" svg:y="19.7cm">
          <text:p text:style-name="P1"><text:span text:style-name="T1">T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5.8cm" svg:y="20.3cm">
          <text:p text:style-name="P1"><text:span text:style-name="T1">BiDir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6.2cm" svg:y="20.9cm">
          <text:p text:style-name="P1"><text:span text:style-name="T1">R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3" draw:text-style-name="P3" draw:layer="layout" svg:x1="16.2cm" svg:y1="22.8cm" svg:x2="19.2cm" svg:y2="22.8cm">
          <text:p text:style-name="P1"><text:span text:style-name="T2">65536</text:span><text:span text:style-name="T2"><text:line-break/></text:span><text:span text:style-name="T2">Bytes</text:span></text:p>
        </draw:line>
        <draw:path draw:style-name="gr4" draw:text-style-name="P1" draw:layer="layout" svg:width="3.299cm" svg:height="7.265cm" draw:transform="rotate (-1.57079632679579) translate (26.6656249999976cm 17.4999999999968cm)" svg:viewBox="0 0 3300 7266" svg:d="m0 1266c0-1800 3300-3000 3300 6000">
          <text:p/>
        </draw:path>
        <draw:line draw:style-name="gr5" draw:text-style-name="P1" draw:layer="layout" svg:x1="14.8cm" svg:y1="20.2cm" svg:x2="12.8cm" svg:y2="20.2cm">
          <text:p/>
        </draw:line>
        <draw:line draw:style-name="gr5" draw:text-style-name="P1" draw:layer="layout" svg:x1="15.2cm" svg:y1="20.8cm" svg:x2="13.2cm" svg:y2="20.8cm">
          <text:p/>
        </draw:line>
        <draw:custom-shape draw:style-name="gr6" draw:text-style-name="P1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4" draw:layer="layout" svg:width="2.6cm" svg:height="0.8cm" svg:x="17.6cm" svg:y="7.2cm">
          <text:p text:style-name="P1"><text:span text:style-name="T3">Only text terminals</text:span><text:span text:style-name="T3"><text:line-break/></text:span><text:span text:style-name="T3">will add an EOL</text:span></text:p>
          <draw:enhanced-geometry svg:viewBox="0 0 21600 21600" draw:text-areas="800 800 20800 20800" draw:type="round-rectangular-callout" draw:modifiers="2624.2214532872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4" draw:layer="layout" svg:width="3cm" svg:height="1cm" svg:x="3.508cm" svg:y="3cm">
          <text:p text:style-name="P1"><text:span text:style-name="T3">YAT.Gui.Forms.</text:span><text:span text:style-name="T3"><text:line-break/></text:span><text:span text:style-name="T3">Terminal</text:span></text:p>
        </draw:rect>
        <draw:line draw:style-name="gr9" draw:text-style-name="P1" draw:layer="layout" svg:x1="5cm" svg:y1="4cm" svg:x2="5cm" svg:y2="15.6cm">
          <text:p/>
        </draw:line>
        <draw:line draw:style-name="gr10" draw:text-style-name="P6" draw:layer="layout" svg:x1="2.6cm" svg:y1="5cm" svg:x2="4.8cm" svg:y2="5cm">
          <text:p text:style-name="P5"><text:span text:style-name="T3">Enter a</text:span><text:span text:style-name="T3"><text:line-break/></text:span><text:span text:style-name="T3">command</text:span></text:p>
        </draw:line>
        <draw:rect draw:style-name="gr11" draw:text-style-name="P1" draw:layer="layout" svg:width="0.4cm" svg:height="2.2cm" svg:x="4.8cm" svg:y="5cm">
          <text:p/>
        </draw:rect>
        <draw:rect draw:style-name="gr11" draw:text-style-name="P1" draw:layer="layout" svg:width="0.4cm" svg:height="1.6cm" svg:x="5cm" svg:y="5.4cm">
          <text:p/>
        </draw:rect>
        <draw:path draw:style-name="gr12" draw:text-style-name="P4" draw:layer="layout" svg:width="0.628cm" svg:height="0.381cm" draw:transform="skewX (0.73600534556587) rotate (1.15278997094204) translate (5.2cm 5.2cm)" svg:viewBox="0 0 629 382" svg:d="m0 0c1329 660 138 264 138 264">
          <text:p/>
        </draw:path>
        <draw:frame draw:style-name="gr13" draw:text-style-name="P7" draw:layer="layout" svg:width="3.313cm" svg:height="0.569cm" svg:x="5.108cm" svg:y="4.531cm">
          <draw:text-box>
            <text:p><text:span text:style-name="T3">Validate the command</text:span></text:p>
          </draw:text-box>
        </draw:frame>
        <draw:rect draw:style-name="gr8" draw:text-style-name="P4" draw:layer="layout" svg:width="3cm" svg:height="1cm" svg:x="7.5cm" svg:y="3cm">
          <text:p text:style-name="P1"><text:span text:style-name="T3">YAT.Model.</text:span><text:span text:style-name="T3"><text:line-break/></text:span><text:span text:style-name="T3">Terminal</text:span></text:p>
        </draw:rect>
        <draw:line draw:style-name="gr9" draw:text-style-name="P1" draw:layer="layout" svg:x1="9cm" svg:y1="4cm" svg:x2="9cm" svg:y2="15.6cm">
          <text:p/>
        </draw:line>
        <draw:custom-shape draw:style-name="gr14" draw:text-style-name="P4" draw:layer="layout" svg:width="2cm" svg:height="1cm" svg:x="2.6cm" svg:y="5.4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8" draw:text-style-name="P4" draw:layer="layout" svg:width="3cm" svg:height="1cm" svg:x="11.5cm" svg:y="3cm">
          <text:p text:style-name="P1"><text:span text:style-name="T3">YAT.Settings.</text:span><text:span text:style-name="T3"><text:line-break/></text:span><text:span text:style-name="T3">Terminal</text:span></text:p>
        </draw:rect>
        <draw:line draw:style-name="gr10" draw:text-style-name="P6" draw:layer="layout" svg:x1="5.4cm" svg:y1="5.6cm" svg:x2="20.8cm" svg:y2="5.6cm">
          <text:p text:style-name="P5"><text:span text:style-name="T3">Parse and thus validate the command</text:span><text:span text:style-name="T3"><text:line-break/></text:span><text:span text:style-name="T3"/></text:p>
        </draw:line>
        <draw:line draw:style-name="gr15" draw:text-style-name="P6" draw:layer="layout" svg:x1="5.4cm" svg:y1="6cm" svg:x2="20.8cm" svg:y2="6cm">
          <text:p/>
        </draw:line>
        <draw:rect draw:style-name="gr8" draw:text-style-name="P4" draw:layer="layout" svg:width="3cm" svg:height="1cm" svg:x="15.5cm" svg:y="3cm">
          <text:p text:style-name="P1"><text:span text:style-name="T3">YAT.Domain.</text:span><text:span text:style-name="T3"><text:line-break/></text:span><text:span text:style-name="T3">Terminal</text:span></text:p>
        </draw:rect>
        <draw:rect draw:style-name="gr11" draw:text-style-name="P1" draw:layer="layout" svg:width="0.4cm" svg:height="4.6cm" svg:x="8.8cm" svg:y="7.8cm">
          <text:p/>
        </draw:rect>
        <draw:line draw:style-name="gr9" draw:text-style-name="P1" draw:layer="layout" svg:x1="13cm" svg:y1="4cm" svg:x2="13cm" svg:y2="15.6cm">
          <text:p/>
        </draw:line>
        <draw:line draw:style-name="gr10" draw:text-style-name="P6" draw:layer="layout" svg:x1="5.4cm" svg:y1="6.4cm" svg:x2="12.8cm" svg:y2="6.4cm">
          <text:p text:style-name="P5"><text:span text:style-name="T3">Set command</text:span><text:span text:style-name="T3"><text:line-break/></text:span><text:span text:style-name="T3"/></text:p>
        </draw:line>
        <draw:line draw:style-name="gr15" draw:text-style-name="P6" draw:layer="layout" svg:x1="5.4cm" svg:y1="6.8cm" svg:x2="12.8cm" svg:y2="6.8cm">
          <text:p/>
        </draw:line>
        <draw:rect draw:style-name="gr11" draw:text-style-name="P1" draw:layer="layout" svg:width="0.4cm" svg:height="5cm" svg:x="4.8cm" svg:y="7.6cm">
          <text:p/>
        </draw:rect>
        <draw:line draw:style-name="gr10" draw:text-style-name="P6" draw:layer="layout" svg:x1="2.6cm" svg:y1="7.6cm" svg:x2="4.8cm" svg:y2="7.6cm">
          <text:p text:style-name="P5"><text:span text:style-name="T3">Send</text:span><text:span text:style-name="T3"><text:line-break/></text:span><text:span text:style-name="T3"/></text:p>
        </draw:line>
        <draw:custom-shape draw:style-name="gr6" draw:text-style-name="P1" draw:layer="layout" svg:width="1cm" svg:height="1cm" svg:x="1.5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4" draw:layer="layout" svg:width="2cm" svg:height="1cm" svg:x="13.4cm" svg:y="6.9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0" draw:text-style-name="P6" draw:layer="layout" svg:x1="5.2cm" svg:y1="7.8cm" svg:x2="8.8cm" svg:y2="7.8cm">
          <text:p text:style-name="P5"><text:span text:style-name="T3">Send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6.4cm">
          <text:p/>
        </draw:rect>
        <draw:line draw:style-name="gr10" draw:text-style-name="P6" draw:layer="layout" svg:x1="9.2cm" svg:y1="8cm" svg:x2="12.8cm" svg:y2="8cm">
          <text:p text:style-name="P5"><text:span text:style-name="T3">Get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8cm">
          <text:p/>
        </draw:rect>
        <draw:line draw:style-name="gr15" draw:text-style-name="P6" draw:layer="layout" svg:x1="17.2cm" svg:y1="10.2cm" svg:x2="20.8cm" svg:y2="10.2cm">
          <text:p/>
        </draw:line>
        <draw:rect draw:style-name="gr8" draw:text-style-name="P4" draw:layer="layout" svg:width="3cm" svg:height="1cm" svg:x="19.5cm" svg:y="3cm">
          <text:p text:style-name="P1"><text:span text:style-name="T3">YAT.Domain.</text:span><text:span text:style-name="T3"><text:line-break/></text:span><text:span text:style-name="T3">Parser</text:span></text:p>
        </draw:rect>
        <draw:line draw:style-name="gr16" draw:text-style-name="P1" draw:layer="layout" svg:x1="17cm" svg:y1="4cm" svg:x2="17cm" svg:y2="15.6cm">
          <text:p/>
        </draw:line>
        <draw:line draw:style-name="gr16" draw:text-style-name="P1" draw:layer="layout" svg:x1="21cm" svg:y1="4cm" svg:x2="21cm" svg:y2="15.6cm">
          <text:p/>
        </draw:line>
        <draw:rect draw:style-name="gr11" draw:text-style-name="P1" draw:layer="layout" svg:width="0.4cm" svg:height="0.4cm" svg:x="20.8cm" svg:y="5.6cm">
          <text:p/>
        </draw:rect>
        <draw:line draw:style-name="gr10" draw:text-style-name="P6" draw:layer="layout" svg:x1="9.2cm" svg:y1="8.8cm" svg:x2="16.8cm" svg:y2="8.8cm">
          <text:p text:style-name="P5"><text:span text:style-name="T3">Send text</text:span><text:span text:style-name="T3"><text:line-break/></text:span><text:span text:style-name="T3"/></text:p>
        </draw:line>
        <draw:rect draw:style-name="gr11" draw:text-style-name="P1" draw:layer="layout" svg:width="0.4cm" svg:height="3.4cm" svg:x="16.8cm" svg:y="8.8cm">
          <text:p/>
        </draw:rect>
        <draw:rect draw:style-name="gr11" draw:text-style-name="P1" draw:layer="layout" svg:width="0.4cm" svg:height="0.4cm" svg:x="20.8cm" svg:y="9.8cm">
          <text:p/>
        </draw:rect>
        <draw:line draw:style-name="gr10" draw:text-style-name="P6" draw:layer="layout" svg:x1="17.2cm" svg:y1="9.8cm" svg:x2="20.8cm" svg:y2="9.8cm">
          <text:p text:style-name="P5"><text:span text:style-name="T3">Parse and convert</text:span><text:span text:style-name="T3"><text:line-break/></text:span><text:span text:style-name="T3">into byte array</text:span></text:p>
        </draw:line>
        <draw:custom-shape draw:style-name="gr14" draw:text-style-name="P4" draw:layer="layout" svg:width="2.6cm" svg:height="1cm" svg:x="21.4cm" svg:y="9.2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1" draw:text-style-name="P1" draw:layer="layout" svg:width="0.4cm" svg:height="0.4cm" svg:x="17cm" svg:y="9.2cm">
          <text:p/>
        </draw:rect>
        <draw:path draw:style-name="gr12" draw:text-style-name="P4" draw:layer="layout" svg:width="0.628cm" svg:height="0.381cm" draw:transform="skewX (0.73600534556587) rotate (1.15278997094204) translate (17.2cm 9cm)" svg:viewBox="0 0 629 382" svg:d="m0 0c1329 660 138 264 138 264">
          <text:p/>
        </draw:path>
        <draw:frame draw:style-name="gr13" draw:text-style-name="P7" draw:layer="layout" svg:width="1.653cm" svg:height="0.569cm" svg:x="17.1cm" svg:y="8.3cm">
          <draw:text-box>
            <text:p><text:span text:style-name="T3">Add EOL</text:span></text:p>
          </draw:text-box>
        </draw:frame>
        <draw:custom-shape draw:style-name="gr14" draw:text-style-name="P4" draw:layer="layout" svg:width="2.6cm" svg:height="1cm" svg:x="18.8cm" svg:y="8.2cm">
          <text:p text:style-name="P1"><text:span text:style-name="T3">"ABC&lt;CR&gt;&lt;LF&gt;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7" draw:text-style-name="P8" draw:layer="layout" svg:width="40cm" svg:height="1.2cm" svg:x="1cm" svg:y="1cm">
          <draw:text-box>
            <text:p text:style-name="P1"><text:span text:style-name="T4">YAT :: Implementation :: Send</text:span></text:p>
          </draw:text-box>
        </draw:frame>
        <draw:frame draw:style-name="gr13" draw:text-style-name="P7" draw:layer="layout" svg:width="17.186cm" svg:height="0.569cm" svg:x="1cm" svg:y="28.131cm">
          <draw:text-box>
            <text:p><text:span text:style-name="T3">2012-09-29 / Matthias Kläy / Based on "XTerm232 - 1.0 - Design.vsd" and event handling and threading brainstorming on 2012-09-27</text:span></text:p>
          </draw:text-box>
        </draw:frame>
        <draw:custom-shape draw:style-name="gr2" draw:text-style-name="P2" draw:layer="layout" svg:width="4cm" svg:height="1cm" svg:x="18cm" svg:y="17cm">
          <text:p text:style-name="P1"><text:span text:style-name="T1">Par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12cm" svg:y="17cm">
          <text:p text:style-name="P1"><text:span text:style-name="T1">Termi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6cm" svg:y="17cm">
          <text:p text:style-name="P1"><text:span text:style-name="T1">U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9cm" svg:y="17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15cm" svg:y="17cm">
          <text:p text:style-name="P1"><text:span text:style-name="T5">"ABC&lt;CR&gt;&lt;LF&gt;"</text:span><text:span text:style-name="T5"><text:line-break/></text:span><text:span text:style-name="T5">text : str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21cm" svg:y="17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3" draw:text-style-name="P10" draw:layer="layout" svg:width="3.22cm" svg:height="0.569cm" svg:x="39.045cm" svg:y="28.131cm">
          <draw:text-box>
            <text:p text:style-name="P9"><text:span text:style-name="T3">Page </text:span><text:span text:style-name="T3"><text:page-number>&lt;Nummer&gt;</text:page-number></text:span><text:span text:style-name="T3"> of </text:span><text:span text:style-name="T3"><text:page-count>5</text:page-count></text:span></text:p>
          </draw:text-box>
        </draw:frame>
        <draw:custom-shape draw:style-name="gr2" draw:text-style-name="P2" draw:layer="layout" svg:width="4cm" svg:height="1cm" svg:x="27cm" svg:y="17cm">
          <text:p text:style-name="P1"><text:span text:style-name="T1">Send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30cm" svg:y="17cm">
          <text:p text:style-name="P1"><text:span text:style-name="T1">Wri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5" draw:text-style-name="P6" draw:layer="layout" svg:x1="9.2cm" svg:y1="8.4cm" svg:x2="12.8cm" svg:y2="8.4cm">
          <text:p/>
        </draw:line>
        <draw:rect draw:style-name="gr8" draw:text-style-name="P4" draw:layer="layout" svg:width="3cm" svg:height="1cm" svg:x="23.5cm" svg:y="3cm">
          <text:p text:style-name="P1"><text:span text:style-name="T3">YAT.Domain.</text:span><text:span text:style-name="T3"><text:line-break/></text:span><text:span text:style-name="T3">RawTerminal</text:span></text:p>
        </draw:rect>
        <draw:line draw:style-name="gr16" draw:text-style-name="P1" draw:layer="layout" svg:x1="36cm" svg:y1="4cm" svg:x2="36cm" svg:y2="15.6cm">
          <text:p/>
        </draw:line>
        <draw:line draw:style-name="gr16" draw:text-style-name="P1" draw:layer="layout" svg:x1="25cm" svg:y1="4cm" svg:x2="25cm" svg:y2="15.6cm">
          <text:p/>
        </draw:line>
        <draw:rect draw:style-name="gr11" draw:text-style-name="P1" draw:layer="layout" svg:width="0.4cm" svg:height="1.4cm" svg:x="24.8cm" svg:y="10.6cm">
          <text:p/>
        </draw:rect>
        <draw:line draw:style-name="gr10" draw:text-style-name="P6" draw:layer="layout" svg:x1="17.2cm" svg:y1="10.6cm" svg:x2="24.8cm" svg:y2="10.6cm">
          <text:p text:style-name="P5"><text:span text:style-name="T3">Send byte array</text:span><text:span text:style-name="T3"><text:line-break/></text:span><text:span text:style-name="T3"/></text:p>
        </draw:line>
        <draw:line draw:style-name="gr15" draw:text-style-name="P6" draw:layer="layout" svg:x1="25.2cm" svg:y1="11.2cm" svg:x2="28.8cm" svg:y2="11.2cm">
          <text:p/>
        </draw:line>
        <draw:rect draw:style-name="gr8" draw:text-style-name="P4" draw:layer="layout" svg:width="3cm" svg:height="1cm" svg:x="27.5cm" svg:y="3cm">
          <text:p text:style-name="P1"><text:span text:style-name="T3">MKY.IO.Serial.</text:span><text:span text:style-name="T3"><text:line-break/></text:span><text:span text:style-name="T3">SerialPort</text:span></text:p>
        </draw:rect>
        <draw:line draw:style-name="gr16" draw:text-style-name="P1" draw:layer="layout" svg:x1="29cm" svg:y1="4cm" svg:x2="29cm" svg:y2="15.6cm">
          <text:p/>
        </draw:line>
        <draw:line draw:style-name="gr10" draw:text-style-name="P6" draw:layer="layout" svg:x1="25.2cm" svg:y1="10.8cm" svg:x2="28.8cm" svg:y2="10.8cm">
          <text:p text:style-name="P5"><text:span text:style-name="T3">Send</text:span><text:span text:style-name="T3"><text:line-break/></text:span><text:span text:style-name="T3"/></text:p>
        </draw:line>
        <draw:rect draw:style-name="gr11" draw:text-style-name="P1" draw:layer="layout" svg:width="0.4cm" svg:height="0.4cm" svg:x="28.8cm" svg:y="10.8cm">
          <text:p/>
        </draw:rect>
        <draw:rect draw:style-name="gr8" draw:text-style-name="P4" draw:layer="layout" svg:width="3cm" svg:height="1cm" svg:x="31.5cm" svg:y="3cm">
          <text:p text:style-name="P1"><text:span text:style-name="T3">System.IO.Ports.</text:span><text:span text:style-name="T3"><text:line-break/></text:span><text:span text:style-name="T3">SerialPort</text:span></text:p>
        </draw:rect>
        <draw:rect draw:style-name="gr8" draw:text-style-name="P4" draw:layer="layout" svg:width="1.6cm" svg:height="1cm" svg:x="35.2cm" svg:y="3cm">
          <text:p text:style-name="P1"><text:span text:style-name="T3">Win32</text:span></text:p>
        </draw:rect>
        <draw:custom-shape draw:style-name="gr7" draw:text-style-name="P4" draw:layer="layout" svg:width="3.2cm" svg:height="0.8cm" svg:x="33.2cm" svg:y="1.8cm">
          <text:p text:style-name="P1"><text:span text:style-name="T3">Extended by</text:span><text:span text:style-name="T3"><text:line-break/></text:span><text:span text:style-name="T3">MKY.IO.Ports.SerialPort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4" draw:layer="layout" svg:width="1.6cm" svg:height="1cm" svg:x="37.2cm" svg:y="3cm">
          <text:p text:style-name="P1"><text:span text:style-name="T3">UART</text:span></text:p>
        </draw:rect>
        <draw:rect draw:style-name="gr8" draw:text-style-name="P4" draw:layer="layout" svg:width="1.6cm" svg:height="1cm" svg:x="39.2cm" svg:y="3cm">
          <text:p text:style-name="P1"><text:span text:style-name="T3">Device</text:span></text:p>
        </draw:rect>
        <draw:line draw:style-name="gr16" draw:text-style-name="P1" draw:layer="layout" svg:x1="38cm" svg:y1="4cm" svg:x2="38cm" svg:y2="15.6cm">
          <text:p/>
        </draw:line>
        <draw:line draw:style-name="gr16" draw:text-style-name="P1" draw:layer="layout" svg:x1="40cm" svg:y1="4cm" svg:x2="40cm" svg:y2="15.6cm">
          <text:p/>
        </draw:line>
        <draw:line draw:style-name="gr16" draw:text-style-name="P1" draw:layer="layout" svg:x1="33cm" svg:y1="4cm" svg:x2="33cm" svg:y2="15.6cm">
          <text:p/>
        </draw:line>
        <draw:rect draw:style-name="gr11" draw:text-style-name="P1" draw:layer="layout" svg:width="0.4cm" svg:height="0.4cm" svg:x="32.8cm" svg:y="12.6cm">
          <text:p/>
        </draw:rect>
        <draw:line draw:style-name="gr10" draw:text-style-name="P6" draw:layer="layout" svg:x1="29.2cm" svg:y1="12.6cm" svg:x2="32.8cm" svg:y2="12.6cm">
          <text:p text:style-name="P5"><text:span text:style-name="T3">Write</text:span><text:span text:style-name="T3"><text:line-break/></text:span><text:span text:style-name="T3"/></text:p>
        </draw:line>
        <draw:rect draw:style-name="gr11" draw:text-style-name="P1" draw:layer="layout" svg:width="0.4cm" svg:height="0.4cm" svg:x="35.8cm" svg:y="12.8cm">
          <text:p/>
        </draw:rect>
        <draw:line draw:style-name="gr10" draw:text-style-name="P6" draw:layer="layout" svg:x1="33.2cm" svg:y1="12.8cm" svg:x2="35.8cm" svg:y2="12.8cm">
          <text:p text:style-name="P5"><text:span text:style-name="T3">Write</text:span><text:span text:style-name="T3"><text:line-break/></text:span><text:span text:style-name="T3"/></text:p>
        </draw:line>
        <draw:path draw:style-name="gr12" draw:text-style-name="P4" draw:layer="layout" svg:width="0.747cm" svg:height="0.342cm" draw:transform="skewX (1.02660266602287) rotate (1.29887402933394) translate (29.2cm 10.983cm)" svg:viewBox="0 0 748 343" svg:d="m0 0c1553 545 207 278 207 278">
          <text:p/>
        </draw:path>
        <draw:frame draw:style-name="gr13" draw:text-style-name="P4" draw:layer="layout" svg:width="1.632cm" svg:height="0.887cm" svg:x="29.468cm" svg:y="10.213cm">
          <draw:text-box>
            <text:p text:style-name="P1"><text:span text:style-name="T3">Enqueue</text:span><text:span text:style-name="T3"><text:line-break/></text:span><text:span text:style-name="T3">Asynch</text:span></text:p>
          </draw:text-box>
        </draw:frame>
        <draw:custom-shape draw:style-name="gr18" draw:text-style-name="P4" draw:layer="layout" svg:width="0.8cm" svg:height="0.4cm" svg:x="36.6cm" svg:y="14.4cm">
          <text:p/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9" draw:text-style-name="P11" draw:layer="layout" svg:width="0.4cm" svg:height="0.8cm" svg:x="29.2cm" svg:y="11.4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1" draw:text-style-name="P1" draw:layer="layout" svg:width="0.4cm" svg:height="0.6cm" svg:x="28.8cm" svg:y="12.4cm">
          <text:p/>
        </draw:rect>
        <draw:line draw:style-name="gr10" draw:text-style-name="P6" draw:layer="layout" svg:x1="36.2cm" svg:y1="14.6cm" svg:x2="36.7cm" svg:y2="14.6cm">
          <text:p text:style-name="P5"><text:span text:style-name="T3"><text:line-break/></text:span><text:span text:style-name="T3"/></text:p>
        </draw:line>
        <draw:rect draw:style-name="gr11" draw:text-style-name="P1" draw:layer="layout" svg:width="0.4cm" svg:height="0.4cm" svg:x="37.8cm" svg:y="14.6cm">
          <text:p/>
        </draw:rect>
        <draw:line draw:style-name="gr10" draw:text-style-name="P6" draw:layer="layout" svg:x1="37.3cm" svg:y1="14.6cm" svg:x2="37.8cm" svg:y2="14.6cm">
          <text:p text:style-name="P5"><text:span text:style-name="T3"><text:line-break/></text:span><text:span text:style-name="T3"/></text:p>
        </draw:line>
        <draw:rect draw:style-name="gr11" draw:text-style-name="P1" draw:layer="layout" svg:width="0.4cm" svg:height="0.4cm" svg:x="39.8cm" svg:y="14.8cm">
          <text:p/>
        </draw:rect>
        <draw:line draw:style-name="gr10" draw:text-style-name="P6" draw:layer="layout" svg:x1="38.2cm" svg:y1="14.8cm" svg:x2="39.8cm" svg:y2="14.8cm">
          <text:p text:style-name="P5"><text:span text:style-name="T3"><text:line-break/></text:span><text:span text:style-name="T3"/></text:p>
        </draw:line>
        <draw:line draw:style-name="gr20" draw:text-style-name="P4" draw:layer="layout" svg:x1="36.6cm" svg:y1="15.2cm" svg:x2="37.4cm" svg:y2="15.2cm">
          <text:p text:style-name="P1"><text:span text:style-name="T3">16</text:span><text:span text:style-name="T3"><text:line-break/></text:span><text:span text:style-name="T3">Bytes</text:span></text:p>
        </draw:line>
        <draw:custom-shape draw:style-name="gr7" draw:text-style-name="P4" draw:layer="layout" svg:width="3.2cm" svg:height="1.2cm" svg:x="30.6cm" svg:y="9.1cm">
          <text:p text:style-name="P1"><text:span text:style-name="T3">Asych to allow handling</text:span><text:span text:style-name="T3"><text:line-break/></text:span><text:span text:style-name="T3">of manual flow control</text:span><text:span text:style-name="T3"><text:line-break/></text:span><text:span text:style-name="T3">and break conditions</text:span></text:p>
          <draw:enhanced-geometry svg:viewBox="0 0 21600 21600" draw:mirror-horizontal="false" draw:mirror-vertical="false" draw:text-areas="800 800 20800 20800" draw:type="round-rectangular-callout" draw:modifiers="1471.04029990628 30268.7760199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" draw:layer="layout" svg:width="0.4cm" svg:height="0.4cm" svg:x="35.8cm" svg:y="14.4cm">
          <text:p/>
        </draw:rect>
        <draw:path draw:style-name="gr12" draw:text-style-name="P4" draw:layer="layout" svg:width="0.747cm" svg:height="0.342cm" draw:transform="skewX (1.02660266602287) rotate (1.29887402933394) translate (36.2cm 12.97cm)" svg:viewBox="0 0 748 343" svg:d="m0 0c1553 545 207 278 207 278">
          <text:p/>
        </draw:path>
        <draw:custom-shape draw:style-name="gr19" draw:text-style-name="P11" draw:layer="layout" svg:width="0.4cm" svg:height="0.8cm" svg:x="36.2cm" svg:y="13.387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0" draw:text-style-name="P4" draw:layer="layout" svg:x1="37cm" svg:y1="14.2cm" svg:x2="37cm" svg:y2="13.4cm">
          <text:p text:style-name="P1"><text:span text:style-name="T3">2048</text:span><text:span text:style-name="T3"><text:line-break/></text:span><text:span text:style-name="T3">Bytes</text:span></text:p>
        </draw:line>
        <draw:line draw:style-name="gr15" draw:text-style-name="P6" draw:layer="layout" svg:x1="17.2cm" svg:y1="12cm" svg:x2="24.8cm" svg:y2="12cm">
          <text:p/>
        </draw:line>
        <draw:line draw:style-name="gr15" draw:text-style-name="P6" draw:layer="layout" svg:x1="9.2cm" svg:y1="12.2cm" svg:x2="16.8cm" svg:y2="12.2cm">
          <text:p/>
        </draw:line>
        <draw:line draw:style-name="gr15" draw:text-style-name="P6" draw:layer="layout" svg:x1="5.2cm" svg:y1="12.4cm" svg:x2="8.8cm" svg:y2="12.4cm">
          <text:p/>
        </draw:line>
        <draw:line draw:style-name="gr15" draw:text-style-name="P6" draw:layer="layout" svg:x1="9.2cm" svg:y1="8.4cm" svg:x2="12.8cm" svg:y2="8.4cm">
          <text:p/>
        </draw:line>
        <draw:path draw:style-name="gr4" draw:text-style-name="P1" draw:layer="layout" svg:width="2.699cm" svg:height="7.367cm" draw:transform="rotate (-1.57079632679579) translate (26.3679972627685cm 17.4999999999976cm)" svg:viewBox="0 0 2700 7368" svg:d="m0 968c0-1400 2700-2600 2700 6400">
          <text:p/>
        </draw:path>
        <draw:custom-shape draw:style-name="gr21" draw:text-style-name="P12" draw:layer="layout" svg:width="3cm" svg:height="1cm" svg:x="11.5cm" svg:y="12.4cm">
          <text:p text:style-name="P1"><text:span text:style-name="T6">UI 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2" draw:text-style-name="P6" draw:layer="layout" svg:x1="17.2cm" svg:y1="11.4cm" svg:x2="24.8cm" svg:y2="11.4cm">
          <text:p text:style-name="P5"><text:span text:style-name="T3">RawDataSent event</text:span><text:span text:style-name="T3"><text:line-break/></text:span><text:span text:style-name="T3"/></text:p>
        </draw:line>
        <draw:line draw:style-name="gr22" draw:text-style-name="P6" draw:layer="layout" svg:x1="9.2cm" svg:y1="11.6cm" svg:x2="16.8cm" svg:y2="11.6cm">
          <text:p text:style-name="P5"><text:span text:style-name="T3">RawDataSent event</text:span><text:span text:style-name="T3"><text:line-break/></text:span><text:span text:style-name="T3"/></text:p>
        </draw:line>
        <draw:line draw:style-name="gr22" draw:text-style-name="P6" draw:layer="layout" svg:x1="5.2cm" svg:y1="11.8cm" svg:x2="8.8cm" svg:y2="11.8cm">
          <text:p text:style-name="P5"><text:span text:style-name="T3">RawDataSend event</text:span><text:span text:style-name="T3"><text:line-break/></text:span><text:span text:style-name="T3"/></text:p>
        </draw:line>
        <draw:line draw:style-name="gr22" draw:text-style-name="P6" draw:layer="layout" svg:x1="25.2cm" svg:y1="12.8cm" svg:x2="28.8cm" svg:y2="12.8cm">
          <text:p text:style-name="P5"><text:span text:style-name="T3">DataSent event</text:span><text:span text:style-name="T3"><text:line-break/></text:span><text:span text:style-name="T3"/></text:p>
        </draw:line>
        <draw:custom-shape draw:style-name="gr7" draw:text-style-name="P4" draw:layer="layout" svg:width="4cm" svg:height="0.8cm" svg:x="21.2cm" svg:y="13.1cm">
          <text:p text:style-name="P1"><text:span text:style-name="T3">Ignored, the RawDataSent</text:span></text:p>
          <text:p text:style-name="P1"><text:span text:style-name="T3">event has already been raised</text:span></text:p>
          <draw:enhanced-geometry svg:viewBox="0 0 21600 21600" draw:text-areas="800 800 20800 20800" draw:type="round-rectangular-callout" draw:modifiers="21016.9457635591 -6175.2808988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23" draw:text-style-name="P1" draw:layer="layout" svg:width="1.037cm" svg:height="6.099cm" svg:x="24.9cm" svg:y="11.2cm" svg:viewBox="0 0 1038 6100" svg:d="m0 0c1500 1800 1100 4700 500 6100">
          <text:p/>
        </draw:path>
      </draw:page>
      <draw:page draw:name="Prepared to draw Receive (from 1.99.30)" draw:style-name="dp1" draw:master-page-name="Default">
        <draw:polygon draw:style-name="gr25" draw:text-style-name="P1" draw:layer="layout" svg:width="25.599cm" svg:height="5.999cm" svg:x="4.4cm" svg:y="7.4cm" svg:viewBox="0 0 25600 6000" draw:points="0,0 25600,0 25600,4400 22600,4400 22600,6000 0,6000">
          <text:p/>
        </draw:polygon>
        <draw:custom-shape draw:style-name="gr2" draw:text-style-name="P2" draw:layer="layout" svg:width="3cm" svg:height="1cm" svg:x="15.4cm" svg:y="19.7cm">
          <text:p text:style-name="P1"><text:span text:style-name="T1">T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5.8cm" svg:y="20.3cm">
          <text:p text:style-name="P1"><text:span text:style-name="T1">BiDir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6.2cm" svg:y="20.9cm">
          <text:p text:style-name="P1"><text:span text:style-name="T1">R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3" draw:text-style-name="P3" draw:layer="layout" svg:x1="16.2cm" svg:y1="22.8cm" svg:x2="19.2cm" svg:y2="22.8cm">
          <text:p text:style-name="P1"><text:span text:style-name="T2">65536</text:span><text:span text:style-name="T2"><text:line-break/></text:span><text:span text:style-name="T2">Bytes</text:span></text:p>
        </draw:line>
        <draw:frame draw:style-name="gr13" draw:text-style-name="P2" draw:layer="layout" svg:width="4.761cm" svg:height="2.144cm" svg:x="21.4cm" svg:y="25.625cm">
          <draw:text-box>
            <text:p text:style-name="P1"><text:span text:style-name="T1">RawTerminal</text:span><text:span text:style-name="T1"><text:line-break/></text:span><text:span text:style-name="T1">RawRepositories</text:span><text:span text:style-name="T1"><text:line-break/></text:span><text:span text:style-name="T1">RawElements</text:span></text:p>
          </draw:text-box>
        </draw:frame>
        <draw:rect draw:style-name="gr9" draw:text-style-name="P4" draw:layer="layout" svg:width="3cm" svg:height="2cm" svg:x="27.9cm" svg:y="25.3cm">
          <text:p/>
        </draw:rect>
        <draw:rect draw:style-name="gr8" draw:text-style-name="P4" draw:layer="layout" svg:width="3cm" svg:height="0.5cm" svg:x="27.9cm" svg:y="26.3cm">
          <text:p text:style-name="P1"><text:span text:style-name="T3">direction : SerialDirect.</text:span></text:p>
        </draw:rect>
        <draw:rect draw:style-name="gr8" draw:text-style-name="P4" draw:layer="layout" svg:width="3cm" svg:height="1cm" svg:x="27.9cm" svg:y="25.3cm">
          <text:p text:style-name="P1"><text:span text:style-name="T3">data : byte[]</text:span></text:p>
        </draw:rect>
        <draw:rect draw:style-name="gr8" draw:text-style-name="P4" draw:layer="layout" svg:width="3cm" svg:height="0.5cm" svg:x="27.9cm" svg:y="26.8cm">
          <text:p text:style-name="P1"><text:span text:style-name="T3">timeStamp : DateTime</text:span></text:p>
        </draw:rect>
        <draw:line draw:style-name="gr9" draw:text-style-name="P1" draw:layer="layout" svg:x1="26.4cm" svg:y1="27.3cm" svg:x2="27.9cm" svg:y2="25.3cm">
          <text:p/>
        </draw:line>
        <draw:line draw:style-name="gr9" draw:text-style-name="P1" draw:layer="layout" svg:x1="26.4cm" svg:y1="27.8cm" svg:x2="27.9cm" svg:y2="27.3cm">
          <text:p/>
        </draw:line>
        <draw:line draw:style-name="gr3" draw:text-style-name="P3" draw:layer="layout" svg:x1="22.2cm" svg:y1="24.4cm" svg:x2="25.2cm" svg:y2="24.4cm">
          <text:p text:style-name="P1"><text:span text:style-name="T2">1000</text:span><text:span text:style-name="T2"><text:line-break/></text:span><text:span text:style-name="T2">Lines</text:span></text:p>
        </draw:line>
        <draw:frame draw:style-name="gr13" draw:text-style-name="P2" draw:layer="layout" svg:width="5.485cm" svg:height="2.144cm" svg:x="1.915cm" svg:y="23.956cm">
          <draw:text-box>
            <text:p text:style-name="P1"><text:span text:style-name="T1">Terminal</text:span><text:span text:style-name="T1"><text:line-break/></text:span><text:span text:style-name="T1">DisplayRepositories</text:span><text:span text:style-name="T1"><text:line-break/></text:span><text:span text:style-name="T1">DisplayElements</text:span></text:p>
          </draw:text-box>
        </draw:frame>
        <draw:rect draw:style-name="gr9" draw:text-style-name="P4" draw:layer="layout" svg:width="3cm" svg:height="3.5cm" svg:x="8.1cm" svg:y="23cm">
          <text:p/>
        </draw:rect>
        <draw:rect draw:style-name="gr8" draw:text-style-name="P4" draw:layer="layout" svg:width="3cm" svg:height="0.5cm" svg:x="8.1cm" svg:y="23cm">
          <text:p text:style-name="P1"><text:span text:style-name="T3">direction : SerialDirect.</text:span></text:p>
        </draw:rect>
        <draw:rect draw:style-name="gr8" draw:text-style-name="P4" draw:layer="layout" svg:width="3cm" svg:height="1cm" svg:x="8.1cm" svg:y="23.5cm">
          <text:p text:style-name="P1"><text:span text:style-name="T3">origin : &lt;byte[], string&gt;</text:span></text:p>
        </draw:rect>
        <draw:rect draw:style-name="gr8" draw:text-style-name="P4" draw:layer="layout" svg:width="3cm" svg:height="0.5cm" svg:x="8.1cm" svg:y="25cm">
          <text:p text:style-name="P1"><text:span text:style-name="T3">dataCount : int</text:span></text:p>
        </draw:rect>
        <draw:line draw:style-name="gr9" draw:text-style-name="P1" draw:layer="layout" svg:x1="6.6cm" svg:y1="25.5cm" svg:x2="8.1cm" svg:y2="23.5cm">
          <text:p/>
        </draw:line>
        <draw:line draw:style-name="gr9" draw:text-style-name="P1" draw:layer="layout" svg:x1="6.6cm" svg:y1="26cm" svg:x2="8.1cm" svg:y2="25.5cm">
          <text:p/>
        </draw:line>
        <draw:rect draw:style-name="gr8" draw:text-style-name="P4" draw:layer="layout" svg:width="3cm" svg:height="0.5cm" svg:x="8.1cm" svg:y="24.5cm">
          <text:p text:style-name="P1"><text:span text:style-name="T3">text : string</text:span></text:p>
        </draw:rect>
        <draw:rect draw:style-name="gr8" draw:text-style-name="P4" draw:layer="layout" svg:width="3cm" svg:height="0.5cm" svg:x="8.1cm" svg:y="25.5cm">
          <text:p text:style-name="P1"><text:span text:style-name="T3">isData : bool</text:span></text:p>
        </draw:rect>
        <draw:rect draw:style-name="gr8" draw:text-style-name="P4" draw:layer="layout" svg:width="3cm" svg:height="0.5cm" svg:x="8.1cm" svg:y="26cm">
          <text:p text:style-name="P1"><text:span text:style-name="T3">isEol : bool</text:span></text:p>
        </draw:rect>
        <draw:path draw:style-name="gr4" draw:text-style-name="P1" draw:layer="layout" svg:width="3.299cm" svg:height="7.265cm" draw:transform="rotate (-1.57079632679579) translate (26.6656249999976cm 17.4999999999968cm)" svg:viewBox="0 0 3300 7266" svg:d="m0 1266c0-1800 3300-3000 3300 6000">
          <text:p/>
        </draw:path>
        <draw:line draw:style-name="gr5" draw:text-style-name="P1" draw:layer="layout" svg:x1="14.8cm" svg:y1="20.2cm" svg:x2="12.8cm" svg:y2="20.2cm">
          <text:p/>
        </draw:line>
        <draw:line draw:style-name="gr5" draw:text-style-name="P1" draw:layer="layout" svg:x1="15.6cm" svg:y1="21.4cm" svg:x2="13.6cm" svg:y2="21.4cm">
          <text:p/>
        </draw:line>
        <draw:line draw:style-name="gr5" draw:text-style-name="P1" draw:layer="layout" svg:x1="15.2cm" svg:y1="20.8cm" svg:x2="13.2cm" svg:y2="20.8cm">
          <text:p/>
        </draw:line>
        <draw:custom-shape draw:style-name="gr6" draw:text-style-name="P1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6" draw:text-style-name="P1" draw:layer="layout" svg:width="1cm" svg:height="1cm" svg:x="33.1cm" svg:y="26.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4" draw:layer="layout" svg:width="2.6cm" svg:height="0.8cm" svg:x="17.6cm" svg:y="7.2cm">
          <text:p text:style-name="P1"><text:span text:style-name="T3">Only text terminals</text:span><text:span text:style-name="T3"><text:line-break/></text:span><text:span text:style-name="T3">have to add EOL</text:span></text:p>
          <draw:enhanced-geometry svg:viewBox="0 0 21600 21600" draw:text-areas="800 800 20800 20800" draw:type="round-rectangular-callout" draw:modifiers="2624.2214532872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4" draw:layer="layout" svg:width="3cm" svg:height="1cm" svg:x="3.508cm" svg:y="3cm">
          <text:p text:style-name="P1"><text:span text:style-name="T3">YAT.Gui.Forms.</text:span><text:span text:style-name="T3"><text:line-break/></text:span><text:span text:style-name="T3">Terminal</text:span></text:p>
        </draw:rect>
        <draw:line draw:style-name="gr9" draw:text-style-name="P1" draw:layer="layout" svg:x1="5cm" svg:y1="4cm" svg:x2="5cm" svg:y2="15.6cm">
          <text:p/>
        </draw:line>
        <draw:line draw:style-name="gr10" draw:text-style-name="P6" draw:layer="layout" svg:x1="2.6cm" svg:y1="5cm" svg:x2="4.8cm" svg:y2="5cm">
          <text:p text:style-name="P5"><text:span text:style-name="T3">Enter a</text:span><text:span text:style-name="T3"><text:line-break/></text:span><text:span text:style-name="T3">command</text:span></text:p>
        </draw:line>
        <draw:rect draw:style-name="gr11" draw:text-style-name="P1" draw:layer="layout" svg:width="0.4cm" svg:height="2.2cm" svg:x="4.8cm" svg:y="5cm">
          <text:p/>
        </draw:rect>
        <draw:rect draw:style-name="gr11" draw:text-style-name="P1" draw:layer="layout" svg:width="0.4cm" svg:height="1.6cm" svg:x="5cm" svg:y="5.4cm">
          <text:p/>
        </draw:rect>
        <draw:path draw:style-name="gr12" draw:text-style-name="P4" draw:layer="layout" svg:width="0.628cm" svg:height="0.381cm" draw:transform="skewX (0.73600534556587) rotate (1.15278997094204) translate (5.2cm 5.2cm)" svg:viewBox="0 0 629 382" svg:d="m0 0c1329 660 138 264 138 264">
          <text:p/>
        </draw:path>
        <draw:frame draw:style-name="gr13" draw:text-style-name="P7" draw:layer="layout" svg:width="3.313cm" svg:height="0.569cm" svg:x="5.108cm" svg:y="4.531cm">
          <draw:text-box>
            <text:p><text:span text:style-name="T3">Validate the command</text:span></text:p>
          </draw:text-box>
        </draw:frame>
        <draw:rect draw:style-name="gr8" draw:text-style-name="P4" draw:layer="layout" svg:width="3cm" svg:height="1cm" svg:x="7.5cm" svg:y="3cm">
          <text:p text:style-name="P1"><text:span text:style-name="T3">YAT.Model.</text:span><text:span text:style-name="T3"><text:line-break/></text:span><text:span text:style-name="T3">Terminal</text:span></text:p>
        </draw:rect>
        <draw:line draw:style-name="gr9" draw:text-style-name="P1" draw:layer="layout" svg:x1="9cm" svg:y1="4cm" svg:x2="9cm" svg:y2="15.6cm">
          <text:p/>
        </draw:line>
        <draw:custom-shape draw:style-name="gr14" draw:text-style-name="P4" draw:layer="layout" svg:width="2cm" svg:height="1cm" svg:x="2.6cm" svg:y="5.4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8" draw:text-style-name="P4" draw:layer="layout" svg:width="3cm" svg:height="1cm" svg:x="11.5cm" svg:y="3cm">
          <text:p text:style-name="P1"><text:span text:style-name="T3">YAT.Settings.</text:span><text:span text:style-name="T3"><text:line-break/></text:span><text:span text:style-name="T3">Terminal</text:span></text:p>
        </draw:rect>
        <draw:line draw:style-name="gr10" draw:text-style-name="P6" draw:layer="layout" svg:x1="5.4cm" svg:y1="5.6cm" svg:x2="20.8cm" svg:y2="5.6cm">
          <text:p text:style-name="P5"><text:span text:style-name="T3">Parse and thus validate the command</text:span><text:span text:style-name="T3"><text:line-break/></text:span><text:span text:style-name="T3"/></text:p>
        </draw:line>
        <draw:line draw:style-name="gr15" draw:text-style-name="P6" draw:layer="layout" svg:x1="5.4cm" svg:y1="6cm" svg:x2="20.8cm" svg:y2="6cm">
          <text:p/>
        </draw:line>
        <draw:rect draw:style-name="gr8" draw:text-style-name="P4" draw:layer="layout" svg:width="3cm" svg:height="1cm" svg:x="15.5cm" svg:y="3cm">
          <text:p text:style-name="P1"><text:span text:style-name="T3">YAT.Domain.</text:span><text:span text:style-name="T3"><text:line-break/></text:span><text:span text:style-name="T3">Terminal</text:span></text:p>
        </draw:rect>
        <draw:rect draw:style-name="gr11" draw:text-style-name="P1" draw:layer="layout" svg:width="0.4cm" svg:height="4cm" svg:x="8.8cm" svg:y="7.8cm">
          <text:p/>
        </draw:rect>
        <draw:line draw:style-name="gr9" draw:text-style-name="P1" draw:layer="layout" svg:x1="13cm" svg:y1="4cm" svg:x2="13cm" svg:y2="15.6cm">
          <text:p/>
        </draw:line>
        <draw:line draw:style-name="gr10" draw:text-style-name="P6" draw:layer="layout" svg:x1="5.4cm" svg:y1="6.4cm" svg:x2="12.8cm" svg:y2="6.4cm">
          <text:p text:style-name="P5"><text:span text:style-name="T3">Set command</text:span><text:span text:style-name="T3"><text:line-break/></text:span><text:span text:style-name="T3"/></text:p>
        </draw:line>
        <draw:line draw:style-name="gr15" draw:text-style-name="P6" draw:layer="layout" svg:x1="5.4cm" svg:y1="6.8cm" svg:x2="12.8cm" svg:y2="6.8cm">
          <text:p/>
        </draw:line>
        <draw:rect draw:style-name="gr11" draw:text-style-name="P1" draw:layer="layout" svg:width="0.4cm" svg:height="4.4cm" svg:x="4.8cm" svg:y="7.6cm">
          <text:p/>
        </draw:rect>
        <draw:line draw:style-name="gr10" draw:text-style-name="P6" draw:layer="layout" svg:x1="2.6cm" svg:y1="7.6cm" svg:x2="4.8cm" svg:y2="7.6cm">
          <text:p text:style-name="P5"><text:span text:style-name="T3">Send</text:span><text:span text:style-name="T3"><text:line-break/></text:span><text:span text:style-name="T3"/></text:p>
        </draw:line>
        <draw:custom-shape draw:style-name="gr6" draw:text-style-name="P1" draw:layer="layout" svg:width="1cm" svg:height="1cm" svg:x="1.5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4" draw:layer="layout" svg:width="2cm" svg:height="1cm" svg:x="13.4cm" svg:y="6.9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0" draw:text-style-name="P6" draw:layer="layout" svg:x1="5.2cm" svg:y1="7.8cm" svg:x2="8.8cm" svg:y2="7.8cm">
          <text:p text:style-name="P5"><text:span text:style-name="T3">Send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6.4cm">
          <text:p/>
        </draw:rect>
        <draw:line draw:style-name="gr10" draw:text-style-name="P6" draw:layer="layout" svg:x1="9.2cm" svg:y1="8cm" svg:x2="12.8cm" svg:y2="8cm">
          <text:p text:style-name="P5"><text:span text:style-name="T3">Get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8cm">
          <text:p/>
        </draw:rect>
        <draw:line draw:style-name="gr15" draw:text-style-name="P6" draw:layer="layout" svg:x1="17.2cm" svg:y1="10.2cm" svg:x2="20.8cm" svg:y2="10.2cm">
          <text:p/>
        </draw:line>
        <draw:rect draw:style-name="gr8" draw:text-style-name="P4" draw:layer="layout" svg:width="3cm" svg:height="1cm" svg:x="19.5cm" svg:y="3cm">
          <text:p text:style-name="P1"><text:span text:style-name="T3">YAT.Domain.</text:span><text:span text:style-name="T3"><text:line-break/></text:span><text:span text:style-name="T3">Parser</text:span></text:p>
        </draw:rect>
        <draw:line draw:style-name="gr16" draw:text-style-name="P1" draw:layer="layout" svg:x1="17cm" svg:y1="4cm" svg:x2="17cm" svg:y2="15.6cm">
          <text:p/>
        </draw:line>
        <draw:line draw:style-name="gr16" draw:text-style-name="P1" draw:layer="layout" svg:x1="21cm" svg:y1="4cm" svg:x2="21cm" svg:y2="15.6cm">
          <text:p/>
        </draw:line>
        <draw:rect draw:style-name="gr11" draw:text-style-name="P1" draw:layer="layout" svg:width="0.4cm" svg:height="0.4cm" svg:x="20.8cm" svg:y="5.6cm">
          <text:p/>
        </draw:rect>
        <draw:line draw:style-name="gr10" draw:text-style-name="P6" draw:layer="layout" svg:x1="9.2cm" svg:y1="8.8cm" svg:x2="16.8cm" svg:y2="8.8cm">
          <text:p text:style-name="P5"><text:span text:style-name="T3">Send text</text:span><text:span text:style-name="T3"><text:line-break/></text:span><text:span text:style-name="T3"/></text:p>
        </draw:line>
        <draw:rect draw:style-name="gr11" draw:text-style-name="P1" draw:layer="layout" svg:width="0.4cm" svg:height="2.8cm" svg:x="16.8cm" svg:y="8.8cm">
          <text:p/>
        </draw:rect>
        <draw:rect draw:style-name="gr11" draw:text-style-name="P1" draw:layer="layout" svg:width="0.4cm" svg:height="0.4cm" svg:x="20.8cm" svg:y="9.8cm">
          <text:p/>
        </draw:rect>
        <draw:line draw:style-name="gr10" draw:text-style-name="P6" draw:layer="layout" svg:x1="17.2cm" svg:y1="9.8cm" svg:x2="20.8cm" svg:y2="9.8cm">
          <text:p text:style-name="P5"><text:span text:style-name="T3">Parse and convert</text:span><text:span text:style-name="T3"><text:line-break/></text:span><text:span text:style-name="T3">into byte array</text:span></text:p>
        </draw:line>
        <draw:custom-shape draw:style-name="gr14" draw:text-style-name="P4" draw:layer="layout" svg:width="2.6cm" svg:height="1cm" svg:x="21.4cm" svg:y="9.2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1" draw:text-style-name="P1" draw:layer="layout" svg:width="0.4cm" svg:height="0.4cm" svg:x="17cm" svg:y="9.2cm">
          <text:p/>
        </draw:rect>
        <draw:path draw:style-name="gr12" draw:text-style-name="P4" draw:layer="layout" svg:width="0.628cm" svg:height="0.381cm" draw:transform="skewX (0.73600534556587) rotate (1.15278997094204) translate (17.2cm 9cm)" svg:viewBox="0 0 629 382" svg:d="m0 0c1329 660 138 264 138 264">
          <text:p/>
        </draw:path>
        <draw:frame draw:style-name="gr13" draw:text-style-name="P7" draw:layer="layout" svg:width="1.653cm" svg:height="0.569cm" svg:x="17.1cm" svg:y="8.3cm">
          <draw:text-box>
            <text:p><text:span text:style-name="T3">Add EOL</text:span></text:p>
          </draw:text-box>
        </draw:frame>
        <draw:custom-shape draw:style-name="gr14" draw:text-style-name="P4" draw:layer="layout" svg:width="2.6cm" svg:height="1cm" svg:x="18.8cm" svg:y="8.2cm">
          <text:p text:style-name="P1"><text:span text:style-name="T3">"ABC&lt;CR&gt;&lt;LF&gt;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7" draw:text-style-name="P8" draw:layer="layout" svg:width="40cm" svg:height="1.2cm" svg:x="1cm" svg:y="1cm">
          <draw:text-box>
            <text:p text:style-name="P1"><text:span text:style-name="T4">YAT :: Implementation :: Send</text:span></text:p>
          </draw:text-box>
        </draw:frame>
        <draw:frame draw:style-name="gr13" draw:text-style-name="P7" draw:layer="layout" svg:width="17.186cm" svg:height="0.569cm" svg:x="1cm" svg:y="28.131cm">
          <draw:text-box>
            <text:p><text:span text:style-name="T3">2012-09-29 / Matthias Kläy / Based on "XTerm232 - 1.0 - Design.vsd" and event handling and threading brainstorming on 2012-09-27</text:span></text:p>
          </draw:text-box>
        </draw:frame>
        <draw:custom-shape draw:style-name="gr2" draw:text-style-name="P2" draw:layer="layout" svg:width="4cm" svg:height="1cm" svg:x="18cm" svg:y="17cm">
          <text:p text:style-name="P1"><text:span text:style-name="T1">Par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12cm" svg:y="17cm">
          <text:p text:style-name="P1"><text:span text:style-name="T1">Termi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6cm" svg:y="17cm">
          <text:p text:style-name="P1"><text:span text:style-name="T1">U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9cm" svg:y="17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15" draw:layer="layout" svg:width="4cm" svg:height="1cm" svg:x="15cm" svg:y="17cm">
          <text:p text:style-name="P1"><text:span text:style-name="T5">"ABC&lt;CR&gt;&lt;LF&gt;"</text:span><text:span text:style-name="T5"><text:line-break/></text:span><text:span text:style-name="T5">text : str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21cm" svg:y="17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3" draw:text-style-name="P10" draw:layer="layout" svg:width="3.22cm" svg:height="0.569cm" svg:x="39.045cm" svg:y="28.131cm">
          <draw:text-box>
            <text:p text:style-name="P9"><text:span text:style-name="T3">Page </text:span><text:span text:style-name="T3"><text:page-number>&lt;Nummer&gt;</text:page-number></text:span><text:span text:style-name="T3"> of </text:span><text:span text:style-name="T3"><text:page-count>5</text:page-count></text:span></text:p>
          </draw:text-box>
        </draw:frame>
        <draw:custom-shape draw:style-name="gr2" draw:text-style-name="P2" draw:layer="layout" svg:width="4cm" svg:height="1cm" svg:x="27cm" svg:y="17cm">
          <text:p text:style-name="P1"><text:span text:style-name="T1">Send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30cm" svg:y="17cm">
          <text:p text:style-name="P1"><text:span text:style-name="T1">Wri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5" draw:text-style-name="P6" draw:layer="layout" svg:x1="9.2cm" svg:y1="8.4cm" svg:x2="12.8cm" svg:y2="8.4cm">
          <text:p/>
        </draw:line>
        <draw:rect draw:style-name="gr8" draw:text-style-name="P4" draw:layer="layout" svg:width="3cm" svg:height="1cm" svg:x="23.5cm" svg:y="3cm">
          <text:p text:style-name="P1"><text:span text:style-name="T3">YAT.Domain.</text:span><text:span text:style-name="T3"><text:line-break/></text:span><text:span text:style-name="T3">RawTerminal</text:span></text:p>
        </draw:rect>
        <draw:line draw:style-name="gr16" draw:text-style-name="P1" draw:layer="layout" svg:x1="36cm" svg:y1="4cm" svg:x2="36cm" svg:y2="15.6cm">
          <text:p/>
        </draw:line>
        <draw:line draw:style-name="gr16" draw:text-style-name="P1" draw:layer="layout" svg:x1="25cm" svg:y1="4cm" svg:x2="25cm" svg:y2="15.6cm">
          <text:p/>
        </draw:line>
        <draw:rect draw:style-name="gr11" draw:text-style-name="P1" draw:layer="layout" svg:width="0.4cm" svg:height="0.8cm" svg:x="24.8cm" svg:y="10.6cm">
          <text:p/>
        </draw:rect>
        <draw:line draw:style-name="gr10" draw:text-style-name="P6" draw:layer="layout" svg:x1="17.2cm" svg:y1="10.6cm" svg:x2="24.8cm" svg:y2="10.6cm">
          <text:p text:style-name="P5"><text:span text:style-name="T3">Send byte array</text:span><text:span text:style-name="T3"><text:line-break/></text:span><text:span text:style-name="T3"/></text:p>
        </draw:line>
        <draw:line draw:style-name="gr15" draw:text-style-name="P6" draw:layer="layout" svg:x1="25.2cm" svg:y1="11.2cm" svg:x2="28.8cm" svg:y2="11.2cm">
          <text:p/>
        </draw:line>
        <draw:rect draw:style-name="gr8" draw:text-style-name="P4" draw:layer="layout" svg:width="3cm" svg:height="1cm" svg:x="27.5cm" svg:y="3cm">
          <text:p text:style-name="P1"><text:span text:style-name="T3">MKY.IO.Serial.</text:span><text:span text:style-name="T3"><text:line-break/></text:span><text:span text:style-name="T3">SerialPort</text:span></text:p>
        </draw:rect>
        <draw:line draw:style-name="gr16" draw:text-style-name="P1" draw:layer="layout" svg:x1="29cm" svg:y1="4cm" svg:x2="29cm" svg:y2="15.6cm">
          <text:p/>
        </draw:line>
        <draw:line draw:style-name="gr10" draw:text-style-name="P6" draw:layer="layout" svg:x1="25.2cm" svg:y1="10.8cm" svg:x2="28.8cm" svg:y2="10.8cm">
          <text:p text:style-name="P5"><text:span text:style-name="T3">Send</text:span><text:span text:style-name="T3"><text:line-break/></text:span><text:span text:style-name="T3"/></text:p>
        </draw:line>
        <draw:rect draw:style-name="gr11" draw:text-style-name="P1" draw:layer="layout" svg:width="0.4cm" svg:height="0.4cm" svg:x="28.8cm" svg:y="10.8cm">
          <text:p/>
        </draw:rect>
        <draw:rect draw:style-name="gr8" draw:text-style-name="P4" draw:layer="layout" svg:width="3cm" svg:height="1cm" svg:x="31.5cm" svg:y="3cm">
          <text:p text:style-name="P1"><text:span text:style-name="T3">System.IO.Ports.</text:span><text:span text:style-name="T3"><text:line-break/></text:span><text:span text:style-name="T3">SerialPort</text:span></text:p>
        </draw:rect>
        <draw:rect draw:style-name="gr8" draw:text-style-name="P4" draw:layer="layout" svg:width="1.6cm" svg:height="1cm" svg:x="35.2cm" svg:y="3cm">
          <text:p text:style-name="P1"><text:span text:style-name="T3">Win32</text:span></text:p>
        </draw:rect>
        <draw:custom-shape draw:style-name="gr7" draw:text-style-name="P4" draw:layer="layout" svg:width="3.2cm" svg:height="0.8cm" svg:x="33.2cm" svg:y="1.8cm">
          <text:p text:style-name="P1"><text:span text:style-name="T3">Extended by</text:span><text:span text:style-name="T3"><text:line-break/></text:span><text:span text:style-name="T3">MKY.IO.Ports.SerialPort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4" draw:layer="layout" svg:width="1.6cm" svg:height="1cm" svg:x="37.2cm" svg:y="3cm">
          <text:p text:style-name="P1"><text:span text:style-name="T3">UART</text:span></text:p>
        </draw:rect>
        <draw:rect draw:style-name="gr8" draw:text-style-name="P4" draw:layer="layout" svg:width="1.6cm" svg:height="1cm" svg:x="39.2cm" svg:y="3cm">
          <text:p text:style-name="P1"><text:span text:style-name="T3">Device</text:span></text:p>
        </draw:rect>
        <draw:line draw:style-name="gr16" draw:text-style-name="P1" draw:layer="layout" svg:x1="38cm" svg:y1="4cm" svg:x2="38cm" svg:y2="15.6cm">
          <text:p/>
        </draw:line>
        <draw:line draw:style-name="gr16" draw:text-style-name="P1" draw:layer="layout" svg:x1="40cm" svg:y1="4cm" svg:x2="40cm" svg:y2="15.6cm">
          <text:p/>
        </draw:line>
        <draw:line draw:style-name="gr16" draw:text-style-name="P1" draw:layer="layout" svg:x1="33cm" svg:y1="4cm" svg:x2="33cm" svg:y2="15.6cm">
          <text:p/>
        </draw:line>
        <draw:rect draw:style-name="gr11" draw:text-style-name="P1" draw:layer="layout" svg:width="0.4cm" svg:height="0.4cm" svg:x="32.8cm" svg:y="12.6cm">
          <text:p/>
        </draw:rect>
        <draw:line draw:style-name="gr10" draw:text-style-name="P6" draw:layer="layout" svg:x1="29.2cm" svg:y1="12.6cm" svg:x2="32.8cm" svg:y2="12.6cm">
          <text:p text:style-name="P5"><text:span text:style-name="T3">Write</text:span><text:span text:style-name="T3"><text:line-break/></text:span><text:span text:style-name="T3"/></text:p>
        </draw:line>
        <draw:rect draw:style-name="gr11" draw:text-style-name="P1" draw:layer="layout" svg:width="0.4cm" svg:height="0.4cm" svg:x="35.8cm" svg:y="12.8cm">
          <text:p/>
        </draw:rect>
        <draw:line draw:style-name="gr10" draw:text-style-name="P6" draw:layer="layout" svg:x1="33.2cm" svg:y1="12.8cm" svg:x2="35.8cm" svg:y2="12.8cm">
          <text:p text:style-name="P5"><text:span text:style-name="T3">Write</text:span><text:span text:style-name="T3"><text:line-break/></text:span><text:span text:style-name="T3"/></text:p>
        </draw:line>
        <draw:path draw:style-name="gr12" draw:text-style-name="P4" draw:layer="layout" svg:width="0.747cm" svg:height="0.342cm" draw:transform="skewX (1.02660266602287) rotate (1.29887402933394) translate (29.2cm 10.983cm)" svg:viewBox="0 0 748 343" svg:d="m0 0c1553 545 207 278 207 278">
          <text:p/>
        </draw:path>
        <draw:frame draw:style-name="gr13" draw:text-style-name="P4" draw:layer="layout" svg:width="1.632cm" svg:height="0.887cm" svg:x="29.468cm" svg:y="10.213cm">
          <draw:text-box>
            <text:p text:style-name="P1"><text:span text:style-name="T3">Enqueue</text:span><text:span text:style-name="T3"><text:line-break/></text:span><text:span text:style-name="T3">Asynch</text:span></text:p>
          </draw:text-box>
        </draw:frame>
        <draw:custom-shape draw:style-name="gr18" draw:text-style-name="P4" draw:layer="layout" svg:width="0.8cm" svg:height="0.4cm" svg:x="36.6cm" svg:y="14.4cm">
          <text:p/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9" draw:text-style-name="P11" draw:layer="layout" svg:width="0.4cm" svg:height="0.8cm" svg:x="29.2cm" svg:y="11.4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1" draw:text-style-name="P1" draw:layer="layout" svg:width="0.4cm" svg:height="0.4cm" svg:x="28.8cm" svg:y="12.4cm">
          <text:p/>
        </draw:rect>
        <draw:line draw:style-name="gr10" draw:text-style-name="P6" draw:layer="layout" svg:x1="36.2cm" svg:y1="14.6cm" svg:x2="36.7cm" svg:y2="14.6cm">
          <text:p text:style-name="P5"><text:span text:style-name="T3"><text:line-break/></text:span><text:span text:style-name="T3"/></text:p>
        </draw:line>
        <draw:rect draw:style-name="gr11" draw:text-style-name="P1" draw:layer="layout" svg:width="0.4cm" svg:height="0.4cm" svg:x="37.8cm" svg:y="14.6cm">
          <text:p/>
        </draw:rect>
        <draw:line draw:style-name="gr10" draw:text-style-name="P6" draw:layer="layout" svg:x1="37.3cm" svg:y1="14.6cm" svg:x2="37.8cm" svg:y2="14.6cm">
          <text:p text:style-name="P5"><text:span text:style-name="T3"><text:line-break/></text:span><text:span text:style-name="T3"/></text:p>
        </draw:line>
        <draw:rect draw:style-name="gr11" draw:text-style-name="P1" draw:layer="layout" svg:width="0.4cm" svg:height="0.4cm" svg:x="39.8cm" svg:y="14.8cm">
          <text:p/>
        </draw:rect>
        <draw:line draw:style-name="gr10" draw:text-style-name="P6" draw:layer="layout" svg:x1="38.2cm" svg:y1="14.8cm" svg:x2="39.8cm" svg:y2="14.8cm">
          <text:p text:style-name="P5"><text:span text:style-name="T3"><text:line-break/></text:span><text:span text:style-name="T3"/></text:p>
        </draw:line>
        <draw:line draw:style-name="gr20" draw:text-style-name="P4" draw:layer="layout" svg:x1="36.6cm" svg:y1="15.2cm" svg:x2="37.4cm" svg:y2="15.2cm">
          <text:p text:style-name="P1"><text:span text:style-name="T3">16</text:span><text:span text:style-name="T3"><text:line-break/></text:span><text:span text:style-name="T3">Bytes</text:span></text:p>
        </draw:line>
        <draw:custom-shape draw:style-name="gr7" draw:text-style-name="P4" draw:layer="layout" svg:width="3.2cm" svg:height="1.2cm" svg:x="30.6cm" svg:y="9.1cm">
          <text:p text:style-name="P1"><text:span text:style-name="T3">Asych to allow handling</text:span><text:span text:style-name="T3"><text:line-break/></text:span><text:span text:style-name="T3">of manual flow control</text:span><text:span text:style-name="T3"><text:line-break/></text:span><text:span text:style-name="T3">and break conditions</text:span></text:p>
          <draw:enhanced-geometry svg:viewBox="0 0 21600 21600" draw:mirror-horizontal="false" draw:mirror-vertical="false" draw:text-areas="800 800 20800 20800" draw:type="round-rectangular-callout" draw:modifiers="1471.04029990628 30268.7760199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" draw:layer="layout" svg:width="0.4cm" svg:height="0.4cm" svg:x="35.8cm" svg:y="14.4cm">
          <text:p/>
        </draw:rect>
        <draw:path draw:style-name="gr12" draw:text-style-name="P4" draw:layer="layout" svg:width="0.747cm" svg:height="0.342cm" draw:transform="skewX (1.02660266602287) rotate (1.29887402933394) translate (36.2cm 12.97cm)" svg:viewBox="0 0 748 343" svg:d="m0 0c1553 545 207 278 207 278">
          <text:p/>
        </draw:path>
        <draw:custom-shape draw:style-name="gr19" draw:text-style-name="P11" draw:layer="layout" svg:width="0.4cm" svg:height="0.8cm" svg:x="36.2cm" svg:y="13.387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0" draw:text-style-name="P4" draw:layer="layout" svg:x1="37cm" svg:y1="14.2cm" svg:x2="37cm" svg:y2="13.4cm">
          <text:p text:style-name="P1"><text:span text:style-name="T3">2048</text:span><text:span text:style-name="T3"><text:line-break/></text:span><text:span text:style-name="T3">Bytes</text:span></text:p>
        </draw:line>
        <draw:line draw:style-name="gr15" draw:text-style-name="P6" draw:layer="layout" svg:x1="17.2cm" svg:y1="11.4cm" svg:x2="24.8cm" svg:y2="11.4cm">
          <text:p/>
        </draw:line>
        <draw:line draw:style-name="gr15" draw:text-style-name="P6" draw:layer="layout" svg:x1="9.2cm" svg:y1="11.6cm" svg:x2="16.8cm" svg:y2="11.6cm">
          <text:p/>
        </draw:line>
        <draw:line draw:style-name="gr15" draw:text-style-name="P6" draw:layer="layout" svg:x1="5.2cm" svg:y1="11.8cm" svg:x2="8.8cm" svg:y2="11.8cm">
          <text:p/>
        </draw:line>
        <draw:line draw:style-name="gr15" draw:text-style-name="P6" draw:layer="layout" svg:x1="9.2cm" svg:y1="8.4cm" svg:x2="12.8cm" svg:y2="8.4cm">
          <text:p/>
        </draw:line>
        <draw:path draw:style-name="gr4" draw:text-style-name="P1" draw:layer="layout" svg:width="2.699cm" svg:height="7.367cm" draw:transform="rotate (-1.57079632679579) translate (26.3679972627685cm 17.4999999999976cm)" svg:viewBox="0 0 2700 7368" svg:d="m0 968c0-1400 2700-2600 2700 6400">
          <text:p/>
        </draw:path>
        <draw:custom-shape draw:style-name="gr21" draw:text-style-name="P12" draw:layer="layout" svg:width="3cm" svg:height="1cm" svg:x="11.5cm" svg:y="12.2cm">
          <text:p text:style-name="P1"><text:span text:style-name="T6">UI 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8" draw:text-style-name="P12" draw:layer="layout" svg:width="13.4cm" svg:height="6cm" svg:x="13.3cm" svg:y="11cm">
          <text:p text:style-name="P1"><text:span text:style-name="T6">Integrate YAT.vsd into this docum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repared to draw Receive (until 1.99.28)" draw:style-name="dp1" draw:master-page-name="Default">
        <draw:polygon draw:style-name="gr25" draw:text-style-name="P1" draw:layer="layout" svg:width="25.599cm" svg:height="5.999cm" svg:x="4.4cm" svg:y="7.4cm" svg:viewBox="0 0 25600 6000" draw:points="0,0 25600,0 25600,4400 22600,4400 22600,6000 0,6000">
          <text:p/>
        </draw:polygon>
        <draw:custom-shape draw:style-name="gr2" draw:text-style-name="P2" draw:layer="layout" svg:width="3cm" svg:height="1cm" svg:x="15.4cm" svg:y="19.7cm">
          <text:p text:style-name="P1"><text:span text:style-name="T1">T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5.8cm" svg:y="20.3cm">
          <text:p text:style-name="P1"><text:span text:style-name="T1">BiDir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6.2cm" svg:y="20.9cm">
          <text:p text:style-name="P1"><text:span text:style-name="T1">R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3" draw:text-style-name="P3" draw:layer="layout" svg:x1="16.2cm" svg:y1="22.8cm" svg:x2="19.2cm" svg:y2="22.8cm">
          <text:p text:style-name="P1"><text:span text:style-name="T2">65536</text:span><text:span text:style-name="T2"><text:line-break/></text:span><text:span text:style-name="T2">Bytes</text:span></text:p>
        </draw:line>
        <draw:frame draw:style-name="gr13" draw:text-style-name="P2" draw:layer="layout" svg:width="4.761cm" svg:height="2.144cm" svg:x="21.4cm" svg:y="25.625cm">
          <draw:text-box>
            <text:p text:style-name="P1"><text:span text:style-name="T1">RawTerminal</text:span><text:span text:style-name="T1"><text:line-break/></text:span><text:span text:style-name="T1">RawRepositories</text:span><text:span text:style-name="T1"><text:line-break/></text:span><text:span text:style-name="T1">RawElements</text:span></text:p>
          </draw:text-box>
        </draw:frame>
        <draw:rect draw:style-name="gr9" draw:text-style-name="P4" draw:layer="layout" svg:width="3cm" svg:height="2cm" svg:x="27.9cm" svg:y="25.3cm">
          <text:p/>
        </draw:rect>
        <draw:rect draw:style-name="gr8" draw:text-style-name="P4" draw:layer="layout" svg:width="3cm" svg:height="0.5cm" svg:x="27.9cm" svg:y="26.3cm">
          <text:p text:style-name="P1"><text:span text:style-name="T3">direction : SerialDirect.</text:span></text:p>
        </draw:rect>
        <draw:rect draw:style-name="gr8" draw:text-style-name="P4" draw:layer="layout" svg:width="3cm" svg:height="1cm" svg:x="27.9cm" svg:y="25.3cm">
          <text:p text:style-name="P1"><text:span text:style-name="T3">data : byte[]</text:span></text:p>
        </draw:rect>
        <draw:rect draw:style-name="gr8" draw:text-style-name="P4" draw:layer="layout" svg:width="3cm" svg:height="0.5cm" svg:x="27.9cm" svg:y="26.8cm">
          <text:p text:style-name="P1"><text:span text:style-name="T3">timeStamp : DateTime</text:span></text:p>
        </draw:rect>
        <draw:line draw:style-name="gr9" draw:text-style-name="P1" draw:layer="layout" svg:x1="26.4cm" svg:y1="27.3cm" svg:x2="27.9cm" svg:y2="25.3cm">
          <text:p/>
        </draw:line>
        <draw:line draw:style-name="gr9" draw:text-style-name="P1" draw:layer="layout" svg:x1="26.4cm" svg:y1="27.8cm" svg:x2="27.9cm" svg:y2="27.3cm">
          <text:p/>
        </draw:line>
        <draw:line draw:style-name="gr3" draw:text-style-name="P3" draw:layer="layout" svg:x1="22.2cm" svg:y1="24.4cm" svg:x2="25.2cm" svg:y2="24.4cm">
          <text:p text:style-name="P1"><text:span text:style-name="T2">1000</text:span><text:span text:style-name="T2"><text:line-break/></text:span><text:span text:style-name="T2">Lines</text:span></text:p>
        </draw:line>
        <draw:frame draw:style-name="gr13" draw:text-style-name="P2" draw:layer="layout" svg:width="5.485cm" svg:height="2.144cm" svg:x="1.915cm" svg:y="23.956cm">
          <draw:text-box>
            <text:p text:style-name="P1"><text:span text:style-name="T1">Terminal</text:span><text:span text:style-name="T1"><text:line-break/></text:span><text:span text:style-name="T1">DisplayRepositories</text:span><text:span text:style-name="T1"><text:line-break/></text:span><text:span text:style-name="T1">DisplayElements</text:span></text:p>
          </draw:text-box>
        </draw:frame>
        <draw:rect draw:style-name="gr9" draw:text-style-name="P4" draw:layer="layout" svg:width="3cm" svg:height="3.5cm" svg:x="8.1cm" svg:y="23cm">
          <text:p/>
        </draw:rect>
        <draw:rect draw:style-name="gr8" draw:text-style-name="P4" draw:layer="layout" svg:width="3cm" svg:height="0.5cm" svg:x="8.1cm" svg:y="23cm">
          <text:p text:style-name="P1"><text:span text:style-name="T3">direction : SerialDirect.</text:span></text:p>
        </draw:rect>
        <draw:rect draw:style-name="gr8" draw:text-style-name="P4" draw:layer="layout" svg:width="3cm" svg:height="1cm" svg:x="8.1cm" svg:y="23.5cm">
          <text:p text:style-name="P1"><text:span text:style-name="T3">origin : &lt;byte[], string&gt;</text:span></text:p>
        </draw:rect>
        <draw:rect draw:style-name="gr8" draw:text-style-name="P4" draw:layer="layout" svg:width="3cm" svg:height="0.5cm" svg:x="8.1cm" svg:y="25cm">
          <text:p text:style-name="P1"><text:span text:style-name="T3">dataCount : int</text:span></text:p>
        </draw:rect>
        <draw:line draw:style-name="gr9" draw:text-style-name="P1" draw:layer="layout" svg:x1="6.6cm" svg:y1="25.5cm" svg:x2="8.1cm" svg:y2="23.5cm">
          <text:p/>
        </draw:line>
        <draw:line draw:style-name="gr9" draw:text-style-name="P1" draw:layer="layout" svg:x1="6.6cm" svg:y1="26cm" svg:x2="8.1cm" svg:y2="25.5cm">
          <text:p/>
        </draw:line>
        <draw:rect draw:style-name="gr8" draw:text-style-name="P4" draw:layer="layout" svg:width="3cm" svg:height="0.5cm" svg:x="8.1cm" svg:y="24.5cm">
          <text:p text:style-name="P1"><text:span text:style-name="T3">text : string</text:span></text:p>
        </draw:rect>
        <draw:rect draw:style-name="gr8" draw:text-style-name="P4" draw:layer="layout" svg:width="3cm" svg:height="0.5cm" svg:x="8.1cm" svg:y="25.5cm">
          <text:p text:style-name="P1"><text:span text:style-name="T3">isData : bool</text:span></text:p>
        </draw:rect>
        <draw:rect draw:style-name="gr8" draw:text-style-name="P4" draw:layer="layout" svg:width="3cm" svg:height="0.5cm" svg:x="8.1cm" svg:y="26cm">
          <text:p text:style-name="P1"><text:span text:style-name="T3">isEol : bool</text:span></text:p>
        </draw:rect>
        <draw:path draw:style-name="gr4" draw:text-style-name="P1" draw:layer="layout" svg:width="3.299cm" svg:height="7.265cm" draw:transform="rotate (-1.57079632679579) translate (26.6656249999976cm 17.4999999999968cm)" svg:viewBox="0 0 3300 7266" svg:d="m0 1266c0-1800 3300-3000 3300 6000">
          <text:p/>
        </draw:path>
        <draw:line draw:style-name="gr5" draw:text-style-name="P1" draw:layer="layout" svg:x1="14.8cm" svg:y1="20.2cm" svg:x2="12.8cm" svg:y2="20.2cm">
          <text:p/>
        </draw:line>
        <draw:line draw:style-name="gr5" draw:text-style-name="P1" draw:layer="layout" svg:x1="15.6cm" svg:y1="21.4cm" svg:x2="13.6cm" svg:y2="21.4cm">
          <text:p/>
        </draw:line>
        <draw:line draw:style-name="gr5" draw:text-style-name="P1" draw:layer="layout" svg:x1="15.2cm" svg:y1="20.8cm" svg:x2="13.2cm" svg:y2="20.8cm">
          <text:p/>
        </draw:line>
        <draw:custom-shape draw:style-name="gr6" draw:text-style-name="P1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6" draw:text-style-name="P1" draw:layer="layout" svg:width="1cm" svg:height="1cm" svg:x="33.1cm" svg:y="26.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4" draw:layer="layout" svg:width="2.6cm" svg:height="0.8cm" svg:x="17.6cm" svg:y="7.2cm">
          <text:p text:style-name="P1"><text:span text:style-name="T3">Only text terminals</text:span><text:span text:style-name="T3"><text:line-break/></text:span><text:span text:style-name="T3">have to add EOL</text:span></text:p>
          <draw:enhanced-geometry svg:viewBox="0 0 21600 21600" draw:text-areas="800 800 20800 20800" draw:type="round-rectangular-callout" draw:modifiers="2624.2214532872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4" draw:layer="layout" svg:width="3cm" svg:height="1cm" svg:x="3.508cm" svg:y="3cm">
          <text:p text:style-name="P1"><text:span text:style-name="T3">YAT.Gui.Forms.</text:span><text:span text:style-name="T3"><text:line-break/></text:span><text:span text:style-name="T3">Terminal</text:span></text:p>
        </draw:rect>
        <draw:line draw:style-name="gr9" draw:text-style-name="P1" draw:layer="layout" svg:x1="5cm" svg:y1="4cm" svg:x2="5cm" svg:y2="15.6cm">
          <text:p/>
        </draw:line>
        <draw:line draw:style-name="gr10" draw:text-style-name="P6" draw:layer="layout" svg:x1="2.6cm" svg:y1="5cm" svg:x2="4.8cm" svg:y2="5cm">
          <text:p text:style-name="P5"><text:span text:style-name="T3">Enter a</text:span><text:span text:style-name="T3"><text:line-break/></text:span><text:span text:style-name="T3">command</text:span></text:p>
        </draw:line>
        <draw:rect draw:style-name="gr11" draw:text-style-name="P1" draw:layer="layout" svg:width="0.4cm" svg:height="2.2cm" svg:x="4.8cm" svg:y="5cm">
          <text:p/>
        </draw:rect>
        <draw:rect draw:style-name="gr11" draw:text-style-name="P1" draw:layer="layout" svg:width="0.4cm" svg:height="1.6cm" svg:x="5cm" svg:y="5.4cm">
          <text:p/>
        </draw:rect>
        <draw:path draw:style-name="gr12" draw:text-style-name="P4" draw:layer="layout" svg:width="0.628cm" svg:height="0.381cm" draw:transform="skewX (0.73600534556587) rotate (1.15278997094204) translate (5.2cm 5.2cm)" svg:viewBox="0 0 629 382" svg:d="m0 0c1329 660 138 264 138 264">
          <text:p/>
        </draw:path>
        <draw:frame draw:style-name="gr13" draw:text-style-name="P7" draw:layer="layout" svg:width="3.313cm" svg:height="0.569cm" svg:x="5.108cm" svg:y="4.531cm">
          <draw:text-box>
            <text:p><text:span text:style-name="T3">Validate the command</text:span></text:p>
          </draw:text-box>
        </draw:frame>
        <draw:rect draw:style-name="gr8" draw:text-style-name="P4" draw:layer="layout" svg:width="3cm" svg:height="1cm" svg:x="7.5cm" svg:y="3cm">
          <text:p text:style-name="P1"><text:span text:style-name="T3">YAT.Model.</text:span><text:span text:style-name="T3"><text:line-break/></text:span><text:span text:style-name="T3">Terminal</text:span></text:p>
        </draw:rect>
        <draw:line draw:style-name="gr9" draw:text-style-name="P1" draw:layer="layout" svg:x1="9cm" svg:y1="4cm" svg:x2="9cm" svg:y2="15.6cm">
          <text:p/>
        </draw:line>
        <draw:custom-shape draw:style-name="gr14" draw:text-style-name="P4" draw:layer="layout" svg:width="2cm" svg:height="1cm" svg:x="2.6cm" svg:y="5.4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8" draw:text-style-name="P4" draw:layer="layout" svg:width="3cm" svg:height="1cm" svg:x="11.5cm" svg:y="3cm">
          <text:p text:style-name="P1"><text:span text:style-name="T3">YAT.Settings.</text:span><text:span text:style-name="T3"><text:line-break/></text:span><text:span text:style-name="T3">Terminal</text:span></text:p>
        </draw:rect>
        <draw:line draw:style-name="gr10" draw:text-style-name="P6" draw:layer="layout" svg:x1="5.4cm" svg:y1="5.6cm" svg:x2="20.8cm" svg:y2="5.6cm">
          <text:p text:style-name="P5"><text:span text:style-name="T3">Parse and thus validate the command</text:span><text:span text:style-name="T3"><text:line-break/></text:span><text:span text:style-name="T3"/></text:p>
        </draw:line>
        <draw:line draw:style-name="gr15" draw:text-style-name="P6" draw:layer="layout" svg:x1="5.4cm" svg:y1="6cm" svg:x2="20.8cm" svg:y2="6cm">
          <text:p/>
        </draw:line>
        <draw:rect draw:style-name="gr8" draw:text-style-name="P4" draw:layer="layout" svg:width="3cm" svg:height="1cm" svg:x="15.5cm" svg:y="3cm">
          <text:p text:style-name="P1"><text:span text:style-name="T3">YAT.Domain.</text:span><text:span text:style-name="T3"><text:line-break/></text:span><text:span text:style-name="T3">Terminal</text:span></text:p>
        </draw:rect>
        <draw:rect draw:style-name="gr11" draw:text-style-name="P1" draw:layer="layout" svg:width="0.4cm" svg:height="4cm" svg:x="8.8cm" svg:y="7.8cm">
          <text:p/>
        </draw:rect>
        <draw:line draw:style-name="gr9" draw:text-style-name="P1" draw:layer="layout" svg:x1="13cm" svg:y1="4cm" svg:x2="13cm" svg:y2="15.6cm">
          <text:p/>
        </draw:line>
        <draw:line draw:style-name="gr10" draw:text-style-name="P6" draw:layer="layout" svg:x1="5.4cm" svg:y1="6.4cm" svg:x2="12.8cm" svg:y2="6.4cm">
          <text:p text:style-name="P5"><text:span text:style-name="T3">Set command</text:span><text:span text:style-name="T3"><text:line-break/></text:span><text:span text:style-name="T3"/></text:p>
        </draw:line>
        <draw:line draw:style-name="gr15" draw:text-style-name="P6" draw:layer="layout" svg:x1="5.4cm" svg:y1="6.8cm" svg:x2="12.8cm" svg:y2="6.8cm">
          <text:p/>
        </draw:line>
        <draw:rect draw:style-name="gr11" draw:text-style-name="P1" draw:layer="layout" svg:width="0.4cm" svg:height="4.4cm" svg:x="4.8cm" svg:y="7.6cm">
          <text:p/>
        </draw:rect>
        <draw:line draw:style-name="gr10" draw:text-style-name="P6" draw:layer="layout" svg:x1="2.6cm" svg:y1="7.6cm" svg:x2="4.8cm" svg:y2="7.6cm">
          <text:p text:style-name="P5"><text:span text:style-name="T3">Send</text:span><text:span text:style-name="T3"><text:line-break/></text:span><text:span text:style-name="T3"/></text:p>
        </draw:line>
        <draw:custom-shape draw:style-name="gr6" draw:text-style-name="P1" draw:layer="layout" svg:width="1cm" svg:height="1cm" svg:x="1.5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4" draw:layer="layout" svg:width="2cm" svg:height="1cm" svg:x="13.4cm" svg:y="6.9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0" draw:text-style-name="P6" draw:layer="layout" svg:x1="5.2cm" svg:y1="7.8cm" svg:x2="8.8cm" svg:y2="7.8cm">
          <text:p text:style-name="P5"><text:span text:style-name="T3">Send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6.4cm">
          <text:p/>
        </draw:rect>
        <draw:line draw:style-name="gr10" draw:text-style-name="P6" draw:layer="layout" svg:x1="9.2cm" svg:y1="8cm" svg:x2="12.8cm" svg:y2="8cm">
          <text:p text:style-name="P5"><text:span text:style-name="T3">Get command</text:span><text:span text:style-name="T3"><text:line-break/></text:span><text:span text:style-name="T3"/></text:p>
        </draw:line>
        <draw:rect draw:style-name="gr11" draw:text-style-name="P1" draw:layer="layout" svg:width="0.4cm" svg:height="0.4cm" svg:x="12.8cm" svg:y="8cm">
          <text:p/>
        </draw:rect>
        <draw:line draw:style-name="gr15" draw:text-style-name="P6" draw:layer="layout" svg:x1="17.2cm" svg:y1="10.2cm" svg:x2="20.8cm" svg:y2="10.2cm">
          <text:p/>
        </draw:line>
        <draw:rect draw:style-name="gr8" draw:text-style-name="P4" draw:layer="layout" svg:width="3cm" svg:height="1cm" svg:x="19.5cm" svg:y="3cm">
          <text:p text:style-name="P1"><text:span text:style-name="T3">YAT.Domain.</text:span><text:span text:style-name="T3"><text:line-break/></text:span><text:span text:style-name="T3">Parser</text:span></text:p>
        </draw:rect>
        <draw:line draw:style-name="gr16" draw:text-style-name="P1" draw:layer="layout" svg:x1="17cm" svg:y1="4cm" svg:x2="17cm" svg:y2="15.6cm">
          <text:p/>
        </draw:line>
        <draw:line draw:style-name="gr16" draw:text-style-name="P1" draw:layer="layout" svg:x1="21cm" svg:y1="4cm" svg:x2="21cm" svg:y2="15.6cm">
          <text:p/>
        </draw:line>
        <draw:rect draw:style-name="gr11" draw:text-style-name="P1" draw:layer="layout" svg:width="0.4cm" svg:height="0.4cm" svg:x="20.8cm" svg:y="5.6cm">
          <text:p/>
        </draw:rect>
        <draw:line draw:style-name="gr10" draw:text-style-name="P6" draw:layer="layout" svg:x1="9.2cm" svg:y1="8.8cm" svg:x2="16.8cm" svg:y2="8.8cm">
          <text:p text:style-name="P5"><text:span text:style-name="T3">Send text</text:span><text:span text:style-name="T3"><text:line-break/></text:span><text:span text:style-name="T3"/></text:p>
        </draw:line>
        <draw:rect draw:style-name="gr11" draw:text-style-name="P1" draw:layer="layout" svg:width="0.4cm" svg:height="2.8cm" svg:x="16.8cm" svg:y="8.8cm">
          <text:p/>
        </draw:rect>
        <draw:rect draw:style-name="gr11" draw:text-style-name="P1" draw:layer="layout" svg:width="0.4cm" svg:height="0.4cm" svg:x="20.8cm" svg:y="9.8cm">
          <text:p/>
        </draw:rect>
        <draw:line draw:style-name="gr10" draw:text-style-name="P6" draw:layer="layout" svg:x1="17.2cm" svg:y1="9.8cm" svg:x2="20.8cm" svg:y2="9.8cm">
          <text:p text:style-name="P5"><text:span text:style-name="T3">Parse and convert</text:span><text:span text:style-name="T3"><text:line-break/></text:span><text:span text:style-name="T3">into byte array</text:span></text:p>
        </draw:line>
        <draw:custom-shape draw:style-name="gr14" draw:text-style-name="P4" draw:layer="layout" svg:width="2.6cm" svg:height="1cm" svg:x="21.4cm" svg:y="9.2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1" draw:text-style-name="P1" draw:layer="layout" svg:width="0.4cm" svg:height="0.4cm" svg:x="17cm" svg:y="9.2cm">
          <text:p/>
        </draw:rect>
        <draw:path draw:style-name="gr12" draw:text-style-name="P4" draw:layer="layout" svg:width="0.628cm" svg:height="0.381cm" draw:transform="skewX (0.73600534556587) rotate (1.15278997094204) translate (17.2cm 9cm)" svg:viewBox="0 0 629 382" svg:d="m0 0c1329 660 138 264 138 264">
          <text:p/>
        </draw:path>
        <draw:frame draw:style-name="gr13" draw:text-style-name="P7" draw:layer="layout" svg:width="1.653cm" svg:height="0.569cm" svg:x="17.1cm" svg:y="8.3cm">
          <draw:text-box>
            <text:p><text:span text:style-name="T3">Add EOL</text:span></text:p>
          </draw:text-box>
        </draw:frame>
        <draw:custom-shape draw:style-name="gr14" draw:text-style-name="P4" draw:layer="layout" svg:width="2.6cm" svg:height="1cm" svg:x="18.8cm" svg:y="8.2cm">
          <text:p text:style-name="P1"><text:span text:style-name="T3">"ABC&lt;CR&gt;&lt;LF&gt;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7" draw:text-style-name="P8" draw:layer="layout" svg:width="40cm" svg:height="1.2cm" svg:x="1cm" svg:y="1cm">
          <draw:text-box>
            <text:p text:style-name="P1"><text:span text:style-name="T4">YAT :: Implementation :: Send</text:span></text:p>
          </draw:text-box>
        </draw:frame>
        <draw:frame draw:style-name="gr13" draw:text-style-name="P7" draw:layer="layout" svg:width="17.186cm" svg:height="0.569cm" svg:x="1cm" svg:y="28.131cm">
          <draw:text-box>
            <text:p><text:span text:style-name="T3">2012-09-29 / Matthias Kläy / Based on "XTerm232 - 1.0 - Design.vsd" and event handling and threading brainstorming on 2012-09-27</text:span></text:p>
          </draw:text-box>
        </draw:frame>
        <draw:custom-shape draw:style-name="gr2" draw:text-style-name="P2" draw:layer="layout" svg:width="4cm" svg:height="1cm" svg:x="18cm" svg:y="17cm">
          <text:p text:style-name="P1"><text:span text:style-name="T1">Par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12cm" svg:y="17cm">
          <text:p text:style-name="P1"><text:span text:style-name="T1">Termi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6cm" svg:y="17cm">
          <text:p text:style-name="P1"><text:span text:style-name="T1">U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9cm" svg:y="17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5" draw:layer="layout" svg:width="4cm" svg:height="1cm" svg:x="15cm" svg:y="17cm">
          <text:p text:style-name="P1"><text:span text:style-name="T5">"ABC&lt;CR&gt;&lt;LF&gt;"</text:span><text:span text:style-name="T5"><text:line-break/></text:span><text:span text:style-name="T5">text : str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4cm" svg:height="1cm" svg:x="21cm" svg:y="17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3" draw:text-style-name="P10" draw:layer="layout" svg:width="3.22cm" svg:height="0.569cm" svg:x="39.045cm" svg:y="28.131cm">
          <draw:text-box>
            <text:p text:style-name="P9"><text:span text:style-name="T3">Page </text:span><text:span text:style-name="T3"><text:page-number>&lt;Nummer&gt;</text:page-number></text:span><text:span text:style-name="T3"> of </text:span><text:span text:style-name="T3"><text:page-count>5</text:page-count></text:span></text:p>
          </draw:text-box>
        </draw:frame>
        <draw:custom-shape draw:style-name="gr2" draw:text-style-name="P2" draw:layer="layout" svg:width="4cm" svg:height="1cm" svg:x="27cm" svg:y="17cm">
          <text:p text:style-name="P1"><text:span text:style-name="T1">Send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30cm" svg:y="17cm">
          <text:p text:style-name="P1"><text:span text:style-name="T1">Wri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5" draw:text-style-name="P6" draw:layer="layout" svg:x1="9.2cm" svg:y1="8.4cm" svg:x2="12.8cm" svg:y2="8.4cm">
          <text:p/>
        </draw:line>
        <draw:rect draw:style-name="gr8" draw:text-style-name="P4" draw:layer="layout" svg:width="3cm" svg:height="1cm" svg:x="23.5cm" svg:y="3cm">
          <text:p text:style-name="P1"><text:span text:style-name="T3">YAT.Domain.</text:span><text:span text:style-name="T3"><text:line-break/></text:span><text:span text:style-name="T3">RawTerminal</text:span></text:p>
        </draw:rect>
        <draw:line draw:style-name="gr16" draw:text-style-name="P1" draw:layer="layout" svg:x1="36cm" svg:y1="4cm" svg:x2="36cm" svg:y2="15.6cm">
          <text:p/>
        </draw:line>
        <draw:line draw:style-name="gr16" draw:text-style-name="P1" draw:layer="layout" svg:x1="25cm" svg:y1="4cm" svg:x2="25cm" svg:y2="15.6cm">
          <text:p/>
        </draw:line>
        <draw:rect draw:style-name="gr11" draw:text-style-name="P1" draw:layer="layout" svg:width="0.4cm" svg:height="0.8cm" svg:x="24.8cm" svg:y="10.6cm">
          <text:p/>
        </draw:rect>
        <draw:line draw:style-name="gr10" draw:text-style-name="P6" draw:layer="layout" svg:x1="17.2cm" svg:y1="10.6cm" svg:x2="24.8cm" svg:y2="10.6cm">
          <text:p text:style-name="P5"><text:span text:style-name="T3">Send byte array</text:span><text:span text:style-name="T3"><text:line-break/></text:span><text:span text:style-name="T3"/></text:p>
        </draw:line>
        <draw:line draw:style-name="gr15" draw:text-style-name="P6" draw:layer="layout" svg:x1="25.2cm" svg:y1="11.2cm" svg:x2="28.8cm" svg:y2="11.2cm">
          <text:p/>
        </draw:line>
        <draw:rect draw:style-name="gr8" draw:text-style-name="P4" draw:layer="layout" svg:width="3cm" svg:height="1cm" svg:x="27.5cm" svg:y="3cm">
          <text:p text:style-name="P1"><text:span text:style-name="T3">MKY.IO.Serial.</text:span><text:span text:style-name="T3"><text:line-break/></text:span><text:span text:style-name="T3">SerialPort</text:span></text:p>
        </draw:rect>
        <draw:line draw:style-name="gr16" draw:text-style-name="P1" draw:layer="layout" svg:x1="29cm" svg:y1="4cm" svg:x2="29cm" svg:y2="15.6cm">
          <text:p/>
        </draw:line>
        <draw:line draw:style-name="gr10" draw:text-style-name="P6" draw:layer="layout" svg:x1="25.2cm" svg:y1="10.8cm" svg:x2="28.8cm" svg:y2="10.8cm">
          <text:p text:style-name="P5"><text:span text:style-name="T3">Send</text:span><text:span text:style-name="T3"><text:line-break/></text:span><text:span text:style-name="T3"/></text:p>
        </draw:line>
        <draw:rect draw:style-name="gr11" draw:text-style-name="P1" draw:layer="layout" svg:width="0.4cm" svg:height="0.4cm" svg:x="28.8cm" svg:y="10.8cm">
          <text:p/>
        </draw:rect>
        <draw:rect draw:style-name="gr8" draw:text-style-name="P4" draw:layer="layout" svg:width="3cm" svg:height="1cm" svg:x="31.5cm" svg:y="3cm">
          <text:p text:style-name="P1"><text:span text:style-name="T3">System.IO.Ports.</text:span><text:span text:style-name="T3"><text:line-break/></text:span><text:span text:style-name="T3">SerialPort</text:span></text:p>
        </draw:rect>
        <draw:rect draw:style-name="gr8" draw:text-style-name="P4" draw:layer="layout" svg:width="1.6cm" svg:height="1cm" svg:x="35.2cm" svg:y="3cm">
          <text:p text:style-name="P1"><text:span text:style-name="T3">Win32</text:span></text:p>
        </draw:rect>
        <draw:custom-shape draw:style-name="gr7" draw:text-style-name="P4" draw:layer="layout" svg:width="3.2cm" svg:height="0.8cm" svg:x="33.2cm" svg:y="1.8cm">
          <text:p text:style-name="P1"><text:span text:style-name="T3">Extended by</text:span><text:span text:style-name="T3"><text:line-break/></text:span><text:span text:style-name="T3">MKY.IO.Ports.SerialPort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8" draw:text-style-name="P4" draw:layer="layout" svg:width="1.6cm" svg:height="1cm" svg:x="37.2cm" svg:y="3cm">
          <text:p text:style-name="P1"><text:span text:style-name="T3">UART</text:span></text:p>
        </draw:rect>
        <draw:rect draw:style-name="gr8" draw:text-style-name="P4" draw:layer="layout" svg:width="1.6cm" svg:height="1cm" svg:x="39.2cm" svg:y="3cm">
          <text:p text:style-name="P1"><text:span text:style-name="T3">Device</text:span></text:p>
        </draw:rect>
        <draw:line draw:style-name="gr16" draw:text-style-name="P1" draw:layer="layout" svg:x1="38cm" svg:y1="4cm" svg:x2="38cm" svg:y2="15.6cm">
          <text:p/>
        </draw:line>
        <draw:line draw:style-name="gr16" draw:text-style-name="P1" draw:layer="layout" svg:x1="40cm" svg:y1="4cm" svg:x2="40cm" svg:y2="15.6cm">
          <text:p/>
        </draw:line>
        <draw:line draw:style-name="gr16" draw:text-style-name="P1" draw:layer="layout" svg:x1="33cm" svg:y1="4cm" svg:x2="33cm" svg:y2="15.6cm">
          <text:p/>
        </draw:line>
        <draw:rect draw:style-name="gr11" draw:text-style-name="P1" draw:layer="layout" svg:width="0.4cm" svg:height="0.4cm" svg:x="32.8cm" svg:y="12.6cm">
          <text:p/>
        </draw:rect>
        <draw:line draw:style-name="gr10" draw:text-style-name="P6" draw:layer="layout" svg:x1="29.2cm" svg:y1="12.6cm" svg:x2="32.8cm" svg:y2="12.6cm">
          <text:p text:style-name="P5"><text:span text:style-name="T3">Write</text:span><text:span text:style-name="T3"><text:line-break/></text:span><text:span text:style-name="T3"/></text:p>
        </draw:line>
        <draw:rect draw:style-name="gr11" draw:text-style-name="P1" draw:layer="layout" svg:width="0.4cm" svg:height="0.4cm" svg:x="35.8cm" svg:y="12.8cm">
          <text:p/>
        </draw:rect>
        <draw:line draw:style-name="gr10" draw:text-style-name="P6" draw:layer="layout" svg:x1="33.2cm" svg:y1="12.8cm" svg:x2="35.8cm" svg:y2="12.8cm">
          <text:p text:style-name="P5"><text:span text:style-name="T3">Write</text:span><text:span text:style-name="T3"><text:line-break/></text:span><text:span text:style-name="T3"/></text:p>
        </draw:line>
        <draw:path draw:style-name="gr12" draw:text-style-name="P4" draw:layer="layout" svg:width="0.747cm" svg:height="0.342cm" draw:transform="skewX (1.02660266602287) rotate (1.29887402933394) translate (29.2cm 10.983cm)" svg:viewBox="0 0 748 343" svg:d="m0 0c1553 545 207 278 207 278">
          <text:p/>
        </draw:path>
        <draw:frame draw:style-name="gr13" draw:text-style-name="P4" draw:layer="layout" svg:width="1.632cm" svg:height="0.887cm" svg:x="29.468cm" svg:y="10.213cm">
          <draw:text-box>
            <text:p text:style-name="P1"><text:span text:style-name="T3">Enqueue</text:span><text:span text:style-name="T3"><text:line-break/></text:span><text:span text:style-name="T3">Asynch</text:span></text:p>
          </draw:text-box>
        </draw:frame>
        <draw:custom-shape draw:style-name="gr18" draw:text-style-name="P4" draw:layer="layout" svg:width="0.8cm" svg:height="0.4cm" svg:x="36.6cm" svg:y="14.4cm">
          <text:p/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9" draw:text-style-name="P11" draw:layer="layout" svg:width="0.4cm" svg:height="0.8cm" svg:x="29.2cm" svg:y="11.4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1" draw:text-style-name="P1" draw:layer="layout" svg:width="0.4cm" svg:height="0.4cm" svg:x="28.8cm" svg:y="12.4cm">
          <text:p/>
        </draw:rect>
        <draw:line draw:style-name="gr10" draw:text-style-name="P6" draw:layer="layout" svg:x1="36.2cm" svg:y1="14.6cm" svg:x2="36.7cm" svg:y2="14.6cm">
          <text:p text:style-name="P5"><text:span text:style-name="T3"><text:line-break/></text:span><text:span text:style-name="T3"/></text:p>
        </draw:line>
        <draw:rect draw:style-name="gr11" draw:text-style-name="P1" draw:layer="layout" svg:width="0.4cm" svg:height="0.4cm" svg:x="37.8cm" svg:y="14.6cm">
          <text:p/>
        </draw:rect>
        <draw:line draw:style-name="gr10" draw:text-style-name="P6" draw:layer="layout" svg:x1="37.3cm" svg:y1="14.6cm" svg:x2="37.8cm" svg:y2="14.6cm">
          <text:p text:style-name="P5"><text:span text:style-name="T3"><text:line-break/></text:span><text:span text:style-name="T3"/></text:p>
        </draw:line>
        <draw:rect draw:style-name="gr11" draw:text-style-name="P1" draw:layer="layout" svg:width="0.4cm" svg:height="0.4cm" svg:x="39.8cm" svg:y="14.8cm">
          <text:p/>
        </draw:rect>
        <draw:line draw:style-name="gr10" draw:text-style-name="P6" draw:layer="layout" svg:x1="38.2cm" svg:y1="14.8cm" svg:x2="39.8cm" svg:y2="14.8cm">
          <text:p text:style-name="P5"><text:span text:style-name="T3"><text:line-break/></text:span><text:span text:style-name="T3"/></text:p>
        </draw:line>
        <draw:line draw:style-name="gr20" draw:text-style-name="P4" draw:layer="layout" svg:x1="36.6cm" svg:y1="15.2cm" svg:x2="37.4cm" svg:y2="15.2cm">
          <text:p text:style-name="P1"><text:span text:style-name="T3">16</text:span><text:span text:style-name="T3"><text:line-break/></text:span><text:span text:style-name="T3">Bytes</text:span></text:p>
        </draw:line>
        <draw:custom-shape draw:style-name="gr7" draw:text-style-name="P4" draw:layer="layout" svg:width="3.2cm" svg:height="1.2cm" svg:x="30.6cm" svg:y="9.1cm">
          <text:p text:style-name="P1"><text:span text:style-name="T3">Asych to allow handling</text:span><text:span text:style-name="T3"><text:line-break/></text:span><text:span text:style-name="T3">of manual flow control</text:span><text:span text:style-name="T3"><text:line-break/></text:span><text:span text:style-name="T3">and break conditions</text:span></text:p>
          <draw:enhanced-geometry svg:viewBox="0 0 21600 21600" draw:mirror-horizontal="false" draw:mirror-vertical="false" draw:text-areas="800 800 20800 20800" draw:type="round-rectangular-callout" draw:modifiers="1471.04029990628 30268.7760199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" draw:layer="layout" svg:width="0.4cm" svg:height="0.4cm" svg:x="35.8cm" svg:y="14.4cm">
          <text:p/>
        </draw:rect>
        <draw:path draw:style-name="gr12" draw:text-style-name="P4" draw:layer="layout" svg:width="0.747cm" svg:height="0.342cm" draw:transform="skewX (1.02660266602287) rotate (1.29887402933394) translate (36.2cm 12.97cm)" svg:viewBox="0 0 748 343" svg:d="m0 0c1553 545 207 278 207 278">
          <text:p/>
        </draw:path>
        <draw:custom-shape draw:style-name="gr19" draw:text-style-name="P11" draw:layer="layout" svg:width="0.4cm" svg:height="0.8cm" svg:x="36.2cm" svg:y="13.387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0" draw:text-style-name="P4" draw:layer="layout" svg:x1="37cm" svg:y1="14.2cm" svg:x2="37cm" svg:y2="13.4cm">
          <text:p text:style-name="P1"><text:span text:style-name="T3">2048</text:span><text:span text:style-name="T3"><text:line-break/></text:span><text:span text:style-name="T3">Bytes</text:span></text:p>
        </draw:line>
        <draw:line draw:style-name="gr15" draw:text-style-name="P6" draw:layer="layout" svg:x1="17.2cm" svg:y1="11.4cm" svg:x2="24.8cm" svg:y2="11.4cm">
          <text:p/>
        </draw:line>
        <draw:line draw:style-name="gr15" draw:text-style-name="P6" draw:layer="layout" svg:x1="9.2cm" svg:y1="11.6cm" svg:x2="16.8cm" svg:y2="11.6cm">
          <text:p/>
        </draw:line>
        <draw:line draw:style-name="gr15" draw:text-style-name="P6" draw:layer="layout" svg:x1="5.2cm" svg:y1="11.8cm" svg:x2="8.8cm" svg:y2="11.8cm">
          <text:p/>
        </draw:line>
        <draw:line draw:style-name="gr15" draw:text-style-name="P6" draw:layer="layout" svg:x1="9.2cm" svg:y1="8.4cm" svg:x2="12.8cm" svg:y2="8.4cm">
          <text:p/>
        </draw:line>
        <draw:path draw:style-name="gr4" draw:text-style-name="P1" draw:layer="layout" svg:width="2.699cm" svg:height="7.367cm" draw:transform="rotate (-1.57079632679579) translate (26.3679972627685cm 17.4999999999976cm)" svg:viewBox="0 0 2700 7368" svg:d="m0 968c0-1400 2700-2600 2700 6400">
          <text:p/>
        </draw:path>
        <draw:custom-shape draw:style-name="gr21" draw:text-style-name="P12" draw:layer="layout" svg:width="3cm" svg:height="1cm" svg:x="11.5cm" svg:y="12.2cm">
          <text:p text:style-name="P1"><text:span text:style-name="T6">UI 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8" draw:text-style-name="P12" draw:layer="layout" svg:width="13.4cm" svg:height="6cm" svg:x="13.3cm" svg:y="11cm">
          <text:p text:style-name="P1"><text:span text:style-name="T6">Integrate YAT.vsd into this docum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Exit" draw:style-name="dp1" draw:master-page-name="Default">
        <draw:custom-shape draw:style-name="gr6" draw:text-style-name="P1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8" draw:text-style-name="P4" draw:layer="layout" svg:width="3cm" svg:height="1cm" svg:x="3.508cm" svg:y="3cm">
          <text:p text:style-name="P1"><text:span text:style-name="T3">YAT.Gui.Forms.</text:span><text:span text:style-name="T3"><text:line-break/></text:span><text:span text:style-name="T3">Main</text:span></text:p>
        </draw:rect>
        <draw:line draw:style-name="gr9" draw:text-style-name="P1" draw:layer="layout" svg:x1="5cm" svg:y1="4cm" svg:x2="5cm" svg:y2="15.6cm">
          <text:p/>
        </draw:line>
        <draw:line draw:style-name="gr10" draw:text-style-name="P6" draw:layer="layout" svg:x1="2.6cm" svg:y1="5cm" svg:x2="4.8cm" svg:y2="5cm">
          <text:p text:style-name="P1"><text:span text:style-name="T8">Exit</text:span></text:p>
          <text:p text:style-name="P1"><text:span text:style-name="T8"/></text:p>
        </draw:line>
        <draw:rect draw:style-name="gr11" draw:text-style-name="P1" draw:layer="layout" svg:width="0.4cm" svg:height="2.2cm" svg:x="4.8cm" svg:y="5cm">
          <text:p/>
        </draw:rect>
        <draw:path draw:style-name="gr12" draw:text-style-name="P4" draw:layer="layout" svg:width="0.628cm" svg:height="0.381cm" draw:transform="skewX (0.73600534556587) rotate (1.15278997094204) translate (5.2cm 5.2cm)" svg:viewBox="0 0 629 382" svg:d="m0 0c1329 660 138 264 138 264">
          <text:p/>
        </draw:path>
        <draw:frame draw:style-name="gr13" draw:text-style-name="P7" draw:layer="layout" svg:width="2.157cm" svg:height="0.569cm" svg:x="4.9cm" svg:y="4.531cm">
          <draw:text-box>
            <text:p><text:span text:style-name="T3">Form.Close()</text:span></text:p>
          </draw:text-box>
        </draw:frame>
        <draw:rect draw:style-name="gr8" draw:text-style-name="P4" draw:layer="layout" svg:width="3cm" svg:height="1cm" svg:x="7.5cm" svg:y="3cm">
          <text:p text:style-name="P1"><text:span text:style-name="T3">YAT.Model.</text:span><text:span text:style-name="T3"><text:line-break/></text:span><text:span text:style-name="T3">Main</text:span></text:p>
        </draw:rect>
        <draw:line draw:style-name="gr9" draw:text-style-name="P1" draw:layer="layout" svg:x1="9cm" svg:y1="4cm" svg:x2="9cm" svg:y2="15.6cm">
          <text:p/>
        </draw:line>
        <draw:rect draw:style-name="gr8" draw:text-style-name="P4" draw:layer="layout" svg:width="3cm" svg:height="1cm" svg:x="11.5cm" svg:y="3cm">
          <text:p text:style-name="P1"><text:span text:style-name="T3">YAT.Model.</text:span><text:span text:style-name="T3"><text:line-break/></text:span><text:span text:style-name="T3">Workspace</text:span></text:p>
        </draw:rect>
        <draw:line draw:style-name="gr10" draw:text-style-name="P6" draw:layer="layout" svg:x1="9.2cm" svg:y1="6.2cm" svg:x2="12.8cm" svg:y2="6.2cm">
          <text:p text:style-name="P5"><text:span text:style-name="T3">Close()</text:span><text:span text:style-name="T3"><text:line-break/></text:span><text:span text:style-name="T3"/></text:p>
        </draw:line>
        <draw:line draw:style-name="gr15" draw:text-style-name="P6" draw:layer="layout" svg:x1="13.6cm" svg:y1="8.2cm" svg:x2="17.2cm" svg:y2="8.2cm">
          <text:p/>
        </draw:line>
        <draw:rect draw:style-name="gr8" draw:text-style-name="P4" draw:layer="layout" svg:width="3.8cm" svg:height="1cm" svg:x="15.5cm" svg:y="3cm">
          <text:p text:style-name="P1"><text:span text:style-name="T3">MKY.Settings.</text:span><text:span text:style-name="T3"><text:line-break/></text:span><text:span text:style-name="T3">DocumentSettingsHandler</text:span></text:p>
        </draw:rect>
        <draw:line draw:style-name="gr9" draw:text-style-name="P1" draw:layer="layout" svg:x1="13cm" svg:y1="4cm" svg:x2="13cm" svg:y2="15.6cm">
          <text:p/>
        </draw:line>
        <draw:line draw:style-name="gr10" draw:text-style-name="P6" draw:layer="layout" svg:x1="5.6cm" svg:y1="6cm" svg:x2="8.8cm" svg:y2="6cm">
          <text:p text:style-name="P5"><text:span text:style-name="T3">Exit()</text:span><text:span text:style-name="T3"><text:line-break/></text:span><text:span text:style-name="T3"/></text:p>
        </draw:line>
        <draw:rect draw:style-name="gr11" draw:text-style-name="P1" draw:layer="layout" svg:width="0.4cm" svg:height="0.4cm" svg:x="8.8cm" svg:y="6cm">
          <text:p/>
        </draw:rect>
        <draw:rect draw:style-name="gr11" draw:text-style-name="P1" draw:layer="layout" svg:width="0.4cm" svg:height="10.8cm" svg:x="12.8cm" svg:y="6.2cm">
          <text:p/>
        </draw:rect>
        <draw:rect draw:style-name="gr8" draw:text-style-name="P4" draw:layer="layout" svg:width="3cm" svg:height="1cm" svg:x="20.3cm" svg:y="3cm">
          <text:p text:style-name="P1"><text:span text:style-name="T3">YAT.Model.</text:span><text:span text:style-name="T3"><text:line-break/></text:span><text:span text:style-name="T3">Terminal</text:span></text:p>
        </draw:rect>
        <draw:line draw:style-name="gr16" draw:text-style-name="P1" draw:layer="layout" svg:x1="17.4cm" svg:y1="4cm" svg:x2="17.4cm" svg:y2="15.6cm">
          <text:p/>
        </draw:line>
        <draw:line draw:style-name="gr16" draw:text-style-name="P1" draw:layer="layout" svg:x1="21.8cm" svg:y1="4cm" svg:x2="21.8cm" svg:y2="15.6cm">
          <text:p/>
        </draw:line>
        <draw:rect draw:style-name="gr11" draw:text-style-name="P1" draw:layer="layout" svg:width="0.4cm" svg:height="1.6cm" svg:x="13cm" svg:y="6.8cm">
          <text:p/>
        </draw:rect>
        <draw:frame draw:style-name="gr17" draw:text-style-name="P8" draw:layer="layout" svg:width="40cm" svg:height="1.2cm" svg:x="1cm" svg:y="1cm">
          <draw:text-box>
            <text:p text:style-name="P1"><text:span text:style-name="T4">YAT :: Implementation :: Exit</text:span></text:p>
          </draw:text-box>
        </draw:frame>
        <draw:frame draw:style-name="gr13" draw:text-style-name="P7" draw:layer="layout" svg:width="16.491cm" svg:height="0.569cm" svg:x="1cm" svg:y="28.131cm">
          <draw:text-box>
            <text:p><text:span text:style-name="T3">2012-11-24 / Matthias Kläy / In order to finalize the m</text:span><text:span text:style-name="T9">inor refactoring of the save/close/exit procedure</text:span><text:span text:style-name="T3"> when fixing </text:span><text:span text:style-name="T10">bug #2455825</text:span></text:p>
          </draw:text-box>
        </draw:frame>
        <draw:frame draw:style-name="gr13" draw:text-style-name="P10" draw:layer="layout" svg:width="3.22cm" svg:height="0.569cm" svg:x="39.045cm" svg:y="28.131cm">
          <draw:text-box>
            <text:p text:style-name="P9"><text:span text:style-name="T3">Page </text:span><text:span text:style-name="T3"><text:page-number>&lt;Nummer&gt;</text:page-number></text:span><text:span text:style-name="T3"> of </text:span><text:span text:style-name="T3"><text:page-count>5</text:page-count></text:span></text:p>
          </draw:text-box>
        </draw:frame>
        <draw:rect draw:style-name="gr8" draw:text-style-name="P4" draw:layer="layout" svg:width="3.8cm" svg:height="1cm" svg:x="24.3cm" svg:y="3cm">
          <text:p text:style-name="P1"><text:span text:style-name="T3">MKY.Settings.</text:span><text:span text:style-name="T3"><text:line-break/></text:span><text:span text:style-name="T3">DocumentSettingsHandler</text:span></text:p>
        </draw:rect>
        <draw:line draw:style-name="gr16" draw:text-style-name="P1" draw:layer="layout" svg:x1="26.2cm" svg:y1="4cm" svg:x2="26.2cm" svg:y2="15.6cm">
          <text:p/>
        </draw:line>
        <draw:custom-shape draw:style-name="gr7" draw:text-style-name="P4" draw:layer="layout" svg:width="3.6cm" svg:height="1.2cm" svg:x="11.2cm" svg:y="4.5cm">
          <text:p text:style-name="P1"><text:span text:style-name="T3">Two cases:</text:span></text:p>
          <text:p text:style-name="P1"><text:span text:style-name="T3">&gt; Close of workspace</text:span><text:span text:style-name="T3"><text:line-break/></text:span><text:span text:style-name="T3">&gt; Exit of application main </text:span></text:p>
          <draw:enhanced-geometry svg:viewBox="0 0 21600 21600" draw:text-areas="800 800 20800 20800" draw:type="round-rectangular-callout" draw:modifiers="2495.30685920578 26743.7135720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12" draw:text-style-name="P4" draw:layer="layout" svg:width="0.628cm" svg:height="0.381cm" draw:transform="skewX (0.73600534556587) rotate (1.15278997094204) translate (5.4cm 5.6cm)" svg:viewBox="0 0 629 382" svg:d="m0 0c1329 660 138 264 138 264">
          <text:p/>
        </draw:path>
        <draw:frame draw:style-name="gr13" draw:text-style-name="P7" draw:layer="layout" svg:width="3.063cm" svg:height="0.569cm" svg:x="5.6cm" svg:y="4.931cm">
          <draw:text-box>
            <text:p><text:span text:style-name="T3">Closing() &lt;&lt;event&gt;&gt;</text:span></text:p>
          </draw:text-box>
        </draw:frame>
        <draw:path draw:style-name="gr12" draw:text-style-name="P4" draw:layer="layout" svg:width="0.575cm" svg:height="0.387cm" draw:transform="skewX (0.73600534556587) rotate (1.15278997094204) translate (13.1556548757487cm 6.29983515888311cm)" svg:viewBox="0 0 576 388" svg:d="m109 0c1111 823-109 81-109 81">
          <text:p/>
        </draw:path>
        <draw:rect draw:style-name="gr11" draw:text-style-name="P1" draw:layer="layout" svg:width="0.4cm" svg:height="1.6cm" svg:x="5cm" svg:y="5.4cm">
          <text:p/>
        </draw:rect>
        <draw:rect draw:style-name="gr11" draw:text-style-name="P1" draw:layer="layout" svg:width="0.4cm" svg:height="1.2cm" svg:x="5.2cm" svg:y="5.8cm">
          <text:p/>
        </draw:rect>
        <draw:frame draw:style-name="gr13" draw:text-style-name="P7" draw:layer="layout" svg:width="3.017cm" svg:height="0.569cm" svg:x="13.2cm" svg:y="5.731cm">
          <draw:text-box>
            <text:p><text:span text:style-name="T3">EvaluateAutoSave()</text:span></text:p>
          </draw:text-box>
        </draw:frame>
        <draw:path draw:style-name="gr12" draw:text-style-name="P4" draw:layer="layout" svg:width="0.628cm" svg:height="0.381cm" draw:transform="skewX (0.73600534556587) rotate (1.15278997094204) translate (13.2cm 6.6cm)" svg:viewBox="0 0 629 382" svg:d="m0 0c1329 660 138 264 138 264">
          <text:p/>
        </draw:path>
        <draw:frame draw:style-name="gr13" draw:text-style-name="P7" draw:layer="layout" svg:width="6.573cm" svg:height="0.569cm" svg:x="13.6cm" svg:y="6.131cm">
          <draw:text-box>
            <text:p><text:span text:style-name="T10">TryNonInteractiveSave</text:span><text:span text:style-name="T3">(bool </text:span><text:span text:style-name="T10">autoSaveIsAllowed</text:span><text:span text:style-name="T3">)</text:span></text:p>
          </draw:text-box>
        </draw:frame>
        <draw:path draw:style-name="gr12" draw:text-style-name="P4" draw:layer="layout" svg:width="0.628cm" svg:height="0.381cm" draw:transform="skewX (0.73600534556587) rotate (1.15278997094204) translate (13.4cm 7cm)" svg:viewBox="0 0 629 382" svg:d="m0 0c1329 660 138 264 138 264">
          <text:p/>
        </draw:path>
        <draw:frame draw:style-name="gr13" draw:text-style-name="P7" draw:layer="layout" svg:width="3.63cm" svg:height="0.569cm" svg:x="13.837cm" svg:y="6.531cm">
          <draw:text-box>
            <text:p><text:span text:style-name="T3">SaveToFile(doAutoSave)</text:span></text:p>
          </draw:text-box>
        </draw:frame>
        <draw:rect draw:style-name="gr11" draw:text-style-name="P1" draw:layer="layout" svg:width="0.4cm" svg:height="1cm" svg:x="13.2cm" svg:y="7.2cm">
          <text:p/>
        </draw:rect>
        <draw:custom-shape draw:style-name="gr7" draw:text-style-name="P4" draw:layer="layout" svg:width="3.6cm" svg:height="1.2cm" svg:x="18.4cm" svg:y="4.7cm">
          <text:p text:style-name="P1"><text:span text:style-name="T3">Depends on evaluation on</text:span><text:span text:style-name="T3"><text:line-break/></text:span><text:span text:style-name="T3">whether auto save is</text:span><text:span text:style-name="T3"><text:line-break/></text:span><text:span text:style-name="T3">desired/allowed</text:span></text:p>
          <draw:enhanced-geometry svg:viewBox="0 0 21600 21600" draw:text-areas="800 800 20800 20800" draw:type="round-rectangular-callout" draw:modifiers="2495.30685920578 26743.7135720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3.6cm" svg:height="0.8cm" svg:x="17.8cm" svg:y="6.8cm">
          <text:p text:style-name="P1"><text:span text:style-name="T3">Depends on current state</text:span><text:span text:style-name="T3"><text:line-break/></text:span><text:span text:style-name="T3">of the settings file</text:span></text:p>
          <draw:enhanced-geometry svg:viewBox="0 0 21600 21600" draw:text-areas="800 800 20800 20800" draw:type="round-rectangular-callout" draw:modifiers="-2837.21188558734 2130.337078651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12" draw:text-style-name="P4" draw:layer="layout" svg:width="0.575cm" svg:height="0.387cm" draw:transform="skewX (0.73600534556587) rotate (1.15278997094204) translate (13.5556548757487cm 7.4688351588831cm)" svg:viewBox="0 0 576 388" svg:d="m109 0c1111 823-109 81-109 81">
          <text:p/>
        </draw:path>
        <draw:frame draw:style-name="gr13" draw:text-style-name="P7" draw:layer="layout" svg:width="3.482cm" svg:height="0.569cm" svg:x="13.9cm" svg:y="6.931cm">
          <draw:text-box>
            <text:p><text:span text:style-name="T3">EvaluateSettingsState()</text:span></text:p>
          </draw:text-box>
        </draw:frame>
        <draw:rect draw:style-name="gr11" draw:text-style-name="P1" draw:layer="layout" svg:width="0.4cm" svg:height="0.4cm" svg:x="17.2cm" svg:y="7.8cm">
          <text:p/>
        </draw:rect>
        <draw:line draw:style-name="gr10" draw:text-style-name="P6" draw:layer="layout" svg:x1="13.6cm" svg:y1="7.8cm" svg:x2="17.2cm" svg:y2="7.8cm">
          <text:p text:style-name="P5"><text:span text:style-name="T3">Save()</text:span><text:span text:style-name="T3"><text:line-break/></text:span><text:span text:style-name="T3"/></text:p>
        </draw:line>
        <draw:path draw:style-name="gr12" draw:text-style-name="P4" draw:layer="layout" svg:width="0.628cm" svg:height="0.381cm" draw:transform="skewX (0.73600534556587) rotate (1.15278997094204) translate (13.2cm 8.8cm)" svg:viewBox="0 0 629 382" svg:d="m0 0c1329 660 138 264 138 264">
          <text:p/>
        </draw:path>
        <draw:frame draw:style-name="gr13" draw:text-style-name="P7" draw:layer="layout" svg:width="1.331cm" svg:height="0.569cm" svg:x="13.6cm" svg:y="8.331cm">
          <draw:text-box>
            <text:p><text:span text:style-name="T10">Save</text:span><text:span text:style-name="T3">()</text:span></text:p>
          </draw:text-box>
        </draw:frame>
        <draw:path draw:style-name="gr12" draw:text-style-name="P4" draw:layer="layout" svg:width="0.628cm" svg:height="0.381cm" draw:transform="skewX (0.73600534556587) rotate (1.15278997094204) translate (13.4cm 9.2cm)" svg:viewBox="0 0 629 382" svg:d="m0 0c1329 660 138 264 138 264">
          <text:p/>
        </draw:path>
        <draw:frame draw:style-name="gr13" draw:text-style-name="P7" draw:layer="layout" svg:width="4.354cm" svg:height="0.569cm" svg:x="13.837cm" svg:y="8.731cm">
          <draw:text-box>
            <text:p><text:span text:style-name="T10">OnSaveAsFileDialogRequest</text:span><text:span text:style-name="T3">()</text:span></text:p>
          </draw:text-box>
        </draw:frame>
        <draw:rect draw:style-name="gr11" draw:text-style-name="P1" draw:layer="layout" svg:width="0.4cm" svg:height="1.4cm" svg:x="13cm" svg:y="9cm">
          <text:p/>
        </draw:rect>
        <draw:rect draw:style-name="gr11" draw:text-style-name="P1" draw:layer="layout" svg:width="0.4cm" svg:height="0.8cm" svg:x="13.2cm" svg:y="9.4cm">
          <text:p/>
        </draw:rect>
        <draw:line draw:style-name="gr30" draw:text-style-name="P16" draw:layer="layout" svg:x1="5.2cm" svg:y1="9.6cm" svg:x2="13.2cm" svg:y2="9.6cm">
          <text:p text:style-name="P5"><text:span text:style-name="T11">SaveAsFileDialogRequest</text:span><text:span text:style-name="T12">()</text:span><text:span text:style-name="T5"><text:line-break/></text:span><text:span text:style-name="T5"/></text:p>
        </draw:line>
        <draw:rect draw:style-name="gr11" draw:text-style-name="P1" draw:layer="layout" svg:width="0.4cm" svg:height="0.4cm" svg:x="4.8cm" svg:y="9.6cm">
          <text:p/>
        </draw:rect>
        <draw:line draw:style-name="gr31" draw:text-style-name="P6" draw:layer="layout" svg:x1="5.2cm" svg:y1="10cm" svg:x2="13.2cm" svg:y2="10cm">
          <text:p/>
        </draw:line>
        <draw:rect draw:style-name="gr11" draw:text-style-name="P1" draw:layer="layout" svg:width="0.4cm" svg:height="5.8cm" svg:x="13cm" svg:y="11cm">
          <text:p/>
        </draw:rect>
        <draw:path draw:style-name="gr12" draw:text-style-name="P4" draw:layer="layout" svg:width="0.628cm" svg:height="0.381cm" draw:transform="skewX (0.73600534556587) rotate (1.15278997094204) translate (13.2cm 10.8cm)" svg:viewBox="0 0 629 382" svg:d="m0 0c1329 660 138 264 138 264">
          <text:p/>
        </draw:path>
        <draw:frame draw:style-name="gr13" draw:text-style-name="P7" draw:layer="layout" svg:width="2.949cm" svg:height="0.569cm" svg:x="13.6cm" svg:y="10.331cm">
          <draw:text-box>
            <text:p><text:span text:style-name="T10">CloseAllTerminals</text:span><text:span text:style-name="T3">()</text:span></text:p>
          </draw:text-box>
        </draw:frame>
        <draw:path draw:style-name="gr12" draw:text-style-name="P4" draw:layer="layout" svg:width="0.628cm" svg:height="0.381cm" draw:transform="skewX (0.73600534556587) rotate (1.15278997094204) translate (13.4cm 11.2cm)" svg:viewBox="0 0 629 382" svg:d="m0 0c1329 660 138 264 138 264">
          <text:p/>
        </draw:path>
        <draw:frame draw:style-name="gr13" draw:text-style-name="P7" draw:layer="layout" svg:width="2.598cm" svg:height="0.569cm" svg:x="13.837cm" svg:y="10.731cm">
          <draw:text-box>
            <text:p><text:span text:style-name="T10">foreach Terminal</text:span></text:p>
          </draw:text-box>
        </draw:frame>
        <draw:rect draw:style-name="gr11" draw:text-style-name="P1" draw:layer="layout" svg:width="0.4cm" svg:height="5.2cm" svg:x="13.2cm" svg:y="11.4cm">
          <text:p/>
        </draw:rect>
        <draw:path draw:style-name="gr12" draw:text-style-name="P4" draw:layer="layout" svg:width="0.628cm" svg:height="0.381cm" draw:transform="skewX (0.73600534556587) rotate (1.15278997094204) translate (13.6cm 11.6cm)" svg:viewBox="0 0 629 382" svg:d="m0 0c1329 660 138 264 138 264">
          <text:p/>
        </draw:path>
        <draw:frame draw:style-name="gr13" draw:text-style-name="P7" draw:layer="layout" svg:width="3.017cm" svg:height="0.569cm" svg:x="14.037cm" svg:y="11.131cm">
          <draw:text-box>
            <text:p><text:span text:style-name="T10">EvaluateAutoSave()</text:span></text:p>
          </draw:text-box>
        </draw:frame>
        <draw:rect draw:style-name="gr11" draw:text-style-name="P1" draw:layer="layout" svg:width="0.4cm" svg:height="4.6cm" svg:x="13.4cm" svg:y="11.8cm">
          <text:p/>
        </draw:rect>
        <draw:line draw:style-name="gr10" draw:text-style-name="P6" draw:layer="layout" svg:x1="13.8cm" svg:y1="12cm" svg:x2="21.6cm" svg:y2="12cm">
          <text:p text:style-name="P5"><text:span text:style-name="T3">Close()</text:span><text:span text:style-name="T3"><text:line-break/></text:span><text:span text:style-name="T3"/></text:p>
        </draw:line>
        <draw:rect draw:style-name="gr11" draw:text-style-name="P1" draw:layer="layout" svg:width="0.4cm" svg:height="4.2cm" svg:x="21.6cm" svg:y="12cm">
          <text:p/>
        </draw:rect>
        <draw:custom-shape draw:style-name="gr7" draw:text-style-name="P4" draw:layer="layout" svg:width="3.6cm" svg:height="1.2cm" svg:x="17.9cm" svg:y="10.3cm">
          <text:p text:style-name="P1"><text:span text:style-name="T3">Two cases:</text:span></text:p>
          <text:p text:style-name="P1"><text:span text:style-name="T3">&gt; Close of terminal</text:span><text:span text:style-name="T3"><text:line-break/></text:span><text:span text:style-name="T3">&gt; Close of workspace</text:span></text:p>
          <draw:enhanced-geometry svg:viewBox="0 0 21600 21600" draw:text-areas="800 800 20800 20800" draw:type="round-rectangular-callout" draw:modifiers="2495.30685920578 26743.7135720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5" draw:text-style-name="P6" draw:layer="layout" svg:x1="22.4cm" svg:y1="13.8cm" svg:x2="26cm" svg:y2="13.8cm">
          <text:p/>
        </draw:line>
        <draw:rect draw:style-name="gr11" draw:text-style-name="P1" draw:layer="layout" svg:width="0.4cm" svg:height="1.6cm" svg:x="21.8cm" svg:y="12.4cm">
          <text:p/>
        </draw:rect>
        <draw:path draw:style-name="gr12" draw:text-style-name="P4" draw:layer="layout" svg:width="0.628cm" svg:height="0.381cm" draw:transform="skewX (0.73600534556587) rotate (1.15278997094204) translate (22cm 12.2cm)" svg:viewBox="0 0 629 382" svg:d="m0 0c1329 660 138 264 138 264">
          <text:p/>
        </draw:path>
        <draw:frame draw:style-name="gr13" draw:text-style-name="P7" draw:layer="layout" svg:width="6.573cm" svg:height="0.569cm" svg:x="22.4cm" svg:y="11.731cm">
          <draw:text-box>
            <text:p><text:span text:style-name="T10">TryNonInteractiveSave</text:span><text:span text:style-name="T3">(bool </text:span><text:span text:style-name="T10">autoSaveIsAllowed</text:span><text:span text:style-name="T3">)</text:span></text:p>
          </draw:text-box>
        </draw:frame>
        <draw:path draw:style-name="gr12" draw:text-style-name="P4" draw:layer="layout" svg:width="0.628cm" svg:height="0.381cm" draw:transform="skewX (0.73600534556587) rotate (1.15278997094204) translate (22.2cm 12.6cm)" svg:viewBox="0 0 629 382" svg:d="m0 0c1329 660 138 264 138 264">
          <text:p/>
        </draw:path>
        <draw:frame draw:style-name="gr13" draw:text-style-name="P7" draw:layer="layout" svg:width="3.63cm" svg:height="0.569cm" svg:x="22.637cm" svg:y="12.131cm">
          <draw:text-box>
            <text:p><text:span text:style-name="T3">SaveToFile(doAutoSave)</text:span></text:p>
          </draw:text-box>
        </draw:frame>
        <draw:rect draw:style-name="gr11" draw:text-style-name="P1" draw:layer="layout" svg:width="0.4cm" svg:height="1cm" svg:x="22cm" svg:y="12.8cm">
          <text:p/>
        </draw:rect>
        <draw:custom-shape draw:style-name="gr7" draw:text-style-name="P4" draw:layer="layout" svg:width="3.6cm" svg:height="1.2cm" svg:x="27.2cm" svg:y="10.3cm">
          <text:p text:style-name="P1"><text:span text:style-name="T3">Depends on evaluation on</text:span><text:span text:style-name="T3"><text:line-break/></text:span><text:span text:style-name="T3">whether auto save is</text:span><text:span text:style-name="T3"><text:line-break/></text:span><text:span text:style-name="T3">desired/allowed</text:span></text:p>
          <draw:enhanced-geometry svg:viewBox="0 0 21600 21600" draw:text-areas="800 800 20800 20800" draw:type="round-rectangular-callout" draw:modifiers="2495.30685920578 26743.7135720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3.6cm" svg:height="0.8cm" svg:x="26.6cm" svg:y="12.4cm">
          <text:p text:style-name="P1"><text:span text:style-name="T3">Depends on current state</text:span><text:span text:style-name="T3"><text:line-break/></text:span><text:span text:style-name="T3">of the settings file</text:span></text:p>
          <draw:enhanced-geometry svg:viewBox="0 0 21600 21600" draw:text-areas="800 800 20800 20800" draw:type="round-rectangular-callout" draw:modifiers="-2837.21188558734 2130.337078651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7" draw:layer="layout" svg:width="3.482cm" svg:height="0.569cm" svg:x="22.7cm" svg:y="12.531cm">
          <draw:text-box>
            <text:p><text:span text:style-name="T3">EvaluateSettingsState()</text:span></text:p>
          </draw:text-box>
        </draw:frame>
        <draw:rect draw:style-name="gr11" draw:text-style-name="P1" draw:layer="layout" svg:width="0.4cm" svg:height="0.4cm" svg:x="26cm" svg:y="13.4cm">
          <text:p/>
        </draw:rect>
        <draw:line draw:style-name="gr10" draw:text-style-name="P6" draw:layer="layout" svg:x1="22.4cm" svg:y1="13.4cm" svg:x2="26cm" svg:y2="13.4cm">
          <text:p text:style-name="P5"><text:span text:style-name="T3">Save()</text:span><text:span text:style-name="T3"><text:line-break/></text:span><text:span text:style-name="T3"/></text:p>
        </draw:line>
        <draw:path draw:style-name="gr12" draw:text-style-name="P4" draw:layer="layout" svg:width="0.628cm" svg:height="0.381cm" draw:transform="skewX (0.73600534556587) rotate (1.15278997094204) translate (22cm 14.4cm)" svg:viewBox="0 0 629 382" svg:d="m0 0c1329 660 138 264 138 264">
          <text:p/>
        </draw:path>
        <draw:frame draw:style-name="gr13" draw:text-style-name="P7" draw:layer="layout" svg:width="1.331cm" svg:height="0.569cm" svg:x="22.4cm" svg:y="13.931cm">
          <draw:text-box>
            <text:p><text:span text:style-name="T10">Save</text:span><text:span text:style-name="T3">()</text:span></text:p>
          </draw:text-box>
        </draw:frame>
        <draw:path draw:style-name="gr12" draw:text-style-name="P4" draw:layer="layout" svg:width="0.628cm" svg:height="0.381cm" draw:transform="skewX (0.73600534556587) rotate (1.15278997094204) translate (22.2cm 14.8cm)" svg:viewBox="0 0 629 382" svg:d="m0 0c1329 660 138 264 138 264">
          <text:p/>
        </draw:path>
        <draw:frame draw:style-name="gr13" draw:text-style-name="P7" draw:layer="layout" svg:width="4.354cm" svg:height="0.569cm" svg:x="22.637cm" svg:y="14.331cm">
          <draw:text-box>
            <text:p><text:span text:style-name="T10">OnSaveAsFileDialogRequest</text:span><text:span text:style-name="T3">()</text:span></text:p>
          </draw:text-box>
        </draw:frame>
        <draw:rect draw:style-name="gr11" draw:text-style-name="P1" draw:layer="layout" svg:width="0.4cm" svg:height="1.4cm" svg:x="21.8cm" svg:y="14.6cm">
          <text:p/>
        </draw:rect>
        <draw:rect draw:style-name="gr11" draw:text-style-name="P1" draw:layer="layout" svg:width="0.4cm" svg:height="0.8cm" svg:x="22cm" svg:y="15cm">
          <text:p/>
        </draw:rect>
        <draw:line draw:style-name="gr32" draw:text-style-name="P16" draw:layer="layout" svg:x1="5.2cm" svg:y1="15.2cm" svg:x2="22cm" svg:y2="15.2cm">
          <text:p text:style-name="P5"><text:span text:style-name="T11">SaveAsFileDialogRequest</text:span><text:span text:style-name="T12">()</text:span><text:span text:style-name="T5"><text:line-break/></text:span><text:span text:style-name="T5"/></text:p>
        </draw:line>
        <draw:line draw:style-name="gr31" draw:text-style-name="P6" draw:layer="layout" svg:x1="5.2cm" svg:y1="15.6cm" svg:x2="22cm" svg:y2="15.6cm">
          <text:p/>
        </draw:line>
        <draw:rect draw:style-name="gr11" draw:text-style-name="P1" draw:layer="layout" svg:width="0.4cm" svg:height="0.4cm" svg:x="4.8cm" svg:y="15.2cm">
          <text:p/>
        </draw:rect>
        <draw:line draw:style-name="gr15" draw:text-style-name="P6" draw:layer="layout" svg:x1="13.8cm" svg:y1="16.2cm" svg:x2="21.6cm" svg:y2="16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1DT9H54M30S</meta:editing-duration>
    <meta:editing-cycles>26</meta:editing-cycles>
    <meta:generator>OpenOffice.org/3.3$Win32 OpenOffice.org_project/330m20$Build-9567</meta:generator>
    <dc:date>2013-02-11T19:51:14.14</dc:date>
    <meta:document-statistic meta:object-count="584"/>
  </office:meta>
</office:document-meta>
</file>